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6.493cm"/>
    </style:style>
    <style:style style:name="co3" style:family="table-column">
      <style:table-column-properties fo:break-before="auto" style:column-width="1.027cm"/>
    </style:style>
    <style:style style:name="co4" style:family="table-column">
      <style:table-column-properties fo:break-before="auto" style:column-width="2.196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2.058cm"/>
    </style:style>
    <style:style style:name="co7" style:family="table-column">
      <style:table-column-properties fo:break-before="auto" style:column-width="2.364cm"/>
    </style:style>
    <style:style style:name="co8" style:family="table-column">
      <style:table-column-properties fo:break-before="auto" style:column-width="1.138cm"/>
    </style:style>
    <style:style style:name="co9" style:family="table-column">
      <style:table-column-properties fo:break-before="auto" style:column-width="2.279cm"/>
    </style:style>
    <style:style style:name="co10" style:family="table-column">
      <style:table-column-properties fo:break-before="auto" style:column-width="2.252cm"/>
    </style:style>
    <style:style style:name="co11" style:family="table-column">
      <style:table-column-properties fo:break-before="auto" style:column-width="0.831cm"/>
    </style:style>
    <style:style style:name="co12" style:family="table-column">
      <style:table-column-properties fo:break-before="auto" style:column-width="2.267cm"/>
    </style:style>
    <style:style style:name="co13" style:family="table-column">
      <style:table-column-properties fo:break-before="auto" style:column-width="0.942cm"/>
    </style:style>
    <style:style style:name="co14" style:family="table-column">
      <style:table-column-properties fo:break-before="auto" style:column-width="13.79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>
            <text:p>('</text:p>
          </table:table-cell>
          <table:table-cell office:value-type="string">
            <text:p>State</text:p>
          </table:table-cell>
          <table:table-cell office:value-type="string">
            <text:p>','</text:p>
          </table:table-cell>
          <table:table-cell office:value-type="string">
            <text:p>Rural/Urban</text:p>
          </table:table-cell>
          <table:table-cell office:value-type="string">
            <text:p>','</text:p>
          </table:table-cell>
          <table:table-cell office:value-type="string">
            <text:p>Pit latrine</text:p>
          </table:table-cell>
          <table:table-cell/>
          <table:table-cell office:value-type="string">
            <text:p>','</text:p>
          </table:table-cell>
          <table:table-cell office:value-type="string">
            <text:p>Water closet</text:p>
          </table:table-cell>
          <table:table-cell/>
          <table:table-cell office:value-type="string">
            <text:p>','</text:p>
          </table:table-cell>
          <table:table-cell office:value-type="string">
            <text:p>Other latrine</text:p>
          </table:table-cell>
          <table:table-cell/>
          <table:table-cell office:value-type="string">
            <text:p>','</text:p>
          </table:table-cell>
          <table:table-cell office:value-type="string">
            <text:p>No latrine</text:p>
          </table:table-cell>
          <table:table-cell/>
          <table:table-cell office:value-type="string">
            <text:p>'),</text:p>
          </table:table-cell>
          <table:table-cell table:formula="of:=CONCATENATE([.A1];[.B1];[.C1];[.D1];[.E1];[.G1];[.H1];[.J1];[.K1];[.M1];[.N1];[.P1];[.Q1])" office:value-type="string" office:string-value="('State','Rural/Urban','','','',''),">
            <text:p>('State','Rural/Urban','','','',''),</text:p>
          </table:table-cell>
        </table:table-row>
        <table:table-row table:style-name="ro2">
          <table:table-cell office:value-type="string">
            <text:p>('</text:p>
          </table:table-cell>
          <table:table-cell office:value-type="string">
            <text:p>STATE - ANDHRA PRADESH <text:s/>28</text:p>
          </table:table-cell>
          <table:table-cell office:value-type="string">
            <text:p>','</text:p>
          </table:table-cell>
          <table:table-cell office:value-type="string">
            <text:p>Rural</text:p>
          </table:table-cell>
          <table:table-cell office:value-type="string">
            <text:p>','</text:p>
          </table:table-cell>
          <table:table-cell office:value-type="string">
            <text:p>809á705</text:p>
          </table:table-cell>
          <table:table-cell table:formula="of:=SUBSTITUTE([.F2];&quot;á&quot;;&quot;&quot;)" office:value-type="string" office:string-value="809705">
            <text:p>809705</text:p>
          </table:table-cell>
          <table:table-cell office:value-type="string">
            <text:p>','</text:p>
          </table:table-cell>
          <table:table-cell office:value-type="string">
            <text:p>1á093á148</text:p>
          </table:table-cell>
          <table:table-cell table:formula="of:=SUBSTITUTE([.I2];&quot;á&quot;;&quot;&quot;)" office:value-type="string" office:string-value="1093148">
            <text:p>1093148</text:p>
          </table:table-cell>
          <table:table-cell office:value-type="string">
            <text:p>','</text:p>
          </table:table-cell>
          <table:table-cell office:value-type="string">
            <text:p>397á842</text:p>
          </table:table-cell>
          <table:table-cell table:formula="of:=SUBSTITUTE([.L2];&quot;á&quot;;&quot;&quot;)" office:value-type="string" office:string-value="397842">
            <text:p>397842</text:p>
          </table:table-cell>
          <table:table-cell office:value-type="string">
            <text:p>','</text:p>
          </table:table-cell>
          <table:table-cell office:value-type="string">
            <text:p>10á375á523</text:p>
          </table:table-cell>
          <table:table-cell table:formula="of:=SUBSTITUTE([.O2];&quot;á&quot;;&quot;&quot;)" office:value-type="string" office:string-value="10375523">
            <text:p>10375523</text:p>
          </table:table-cell>
          <table:table-cell office:value-type="string">
            <text:p>'),</text:p>
          </table:table-cell>
          <table:table-cell table:formula="of:=CONCATENATE([.A2];[.B2];[.C2];[.D2];[.E2];[.G2];[.H2];[.J2];[.K2];[.M2];[.N2];[.P2];[.Q2])" office:value-type="string" office:string-value="('STATE - ANDHRA PRADESH  28','Rural','809705','1093148','397842','10375523'),">
            <text:p>('STATE - ANDHRA PRADESH <text:s/>28','Rural','809705','1093148','397842','10375523'),</text:p>
          </table:table-cell>
        </table:table-row>
        <table:table-row table:style-name="ro1">
          <table:table-cell office:value-type="string">
            <text:p>('</text:p>
          </table:table-cell>
          <table:table-cell office:value-type="string">
            <text:p>STATE - ANDHRA PRADESH <text:s/>28</text:p>
          </table:table-cell>
          <table:table-cell office:value-type="string">
            <text:p>','</text:p>
          </table:table-cell>
          <table:table-cell office:value-type="string">
            <text:p>Urban</text:p>
          </table:table-cell>
          <table:table-cell office:value-type="string">
            <text:p>','</text:p>
          </table:table-cell>
          <table:table-cell office:value-type="string">
            <text:p>630á179</text:p>
          </table:table-cell>
          <table:table-cell table:formula="of:=SUBSTITUTE([.F3];&quot;á&quot;;&quot;&quot;)" office:value-type="string" office:string-value="630179">
            <text:p>630179</text:p>
          </table:table-cell>
          <table:table-cell office:value-type="string">
            <text:p>','</text:p>
          </table:table-cell>
          <table:table-cell office:value-type="string">
            <text:p>1á960á525</text:p>
          </table:table-cell>
          <table:table-cell table:formula="of:=SUBSTITUTE([.I3];&quot;á&quot;;&quot;&quot;)" office:value-type="string" office:string-value="1960525">
            <text:p>1960525</text:p>
          </table:table-cell>
          <table:table-cell office:value-type="string">
            <text:p>','</text:p>
          </table:table-cell>
          <table:table-cell office:value-type="string">
            <text:p>667á807</text:p>
          </table:table-cell>
          <table:table-cell table:formula="of:=SUBSTITUTE([.L3];&quot;á&quot;;&quot;&quot;)" office:value-type="string" office:string-value="667807">
            <text:p>667807</text:p>
          </table:table-cell>
          <table:table-cell office:value-type="string">
            <text:p>','</text:p>
          </table:table-cell>
          <table:table-cell office:value-type="string">
            <text:p>915á128</text:p>
          </table:table-cell>
          <table:table-cell table:formula="of:=SUBSTITUTE([.O3];&quot;á&quot;;&quot;&quot;)" office:value-type="string" office:string-value="915128">
            <text:p>915128</text:p>
          </table:table-cell>
          <table:table-cell office:value-type="string">
            <text:p>'),</text:p>
          </table:table-cell>
          <table:table-cell table:formula="of:=CONCATENATE([.A3];[.B3];[.C3];[.D3];[.E3];[.G3];[.H3];[.J3];[.K3];[.M3];[.N3];[.P3];[.Q3])" office:value-type="string" office:string-value="('STATE - ANDHRA PRADESH  28','Urban','630179','1960525','667807','915128'),">
            <text:p>('STATE - ANDHRA PRADESH <text:s/>28','Urban','630179','1960525','667807','915128'),</text:p>
          </table:table-cell>
        </table:table-row>
        <table:table-row table:style-name="ro2">
          <table:table-cell office:value-type="string">
            <text:p>('</text:p>
          </table:table-cell>
          <table:table-cell office:value-type="string">
            <text:p>STATE - ARUNACHAL PRADESH <text:s/>12</text:p>
          </table:table-cell>
          <table:table-cell office:value-type="string">
            <text:p>','</text:p>
          </table:table-cell>
          <table:table-cell office:value-type="string">
            <text:p>Rural</text:p>
          </table:table-cell>
          <table:table-cell office:value-type="string">
            <text:p>','</text:p>
          </table:table-cell>
          <table:table-cell office:value-type="string">
            <text:p>39á513</text:p>
          </table:table-cell>
          <table:table-cell table:formula="of:=SUBSTITUTE([.F4];&quot;á&quot;;&quot;&quot;)" office:value-type="string" office:string-value="39513">
            <text:p>39513</text:p>
          </table:table-cell>
          <table:table-cell office:value-type="string">
            <text:p>','</text:p>
          </table:table-cell>
          <table:table-cell office:value-type="string">
            <text:p>9á940</text:p>
          </table:table-cell>
          <table:table-cell table:formula="of:=SUBSTITUTE([.I4];&quot;á&quot;;&quot;&quot;)" office:value-type="string" office:string-value="9940">
            <text:p>9940</text:p>
          </table:table-cell>
          <table:table-cell office:value-type="string">
            <text:p>','</text:p>
          </table:table-cell>
          <table:table-cell office:value-type="string">
            <text:p>28á418</text:p>
          </table:table-cell>
          <table:table-cell table:formula="of:=SUBSTITUTE([.L4];&quot;á&quot;;&quot;&quot;)" office:value-type="string" office:string-value="28418">
            <text:p>28418</text:p>
          </table:table-cell>
          <table:table-cell office:value-type="string">
            <text:p>','</text:p>
          </table:table-cell>
          <table:table-cell office:value-type="string">
            <text:p>86á630</text:p>
          </table:table-cell>
          <table:table-cell table:formula="of:=SUBSTITUTE([.O4];&quot;á&quot;;&quot;&quot;)" office:value-type="string" office:string-value="86630">
            <text:p>86630</text:p>
          </table:table-cell>
          <table:table-cell office:value-type="string">
            <text:p>'),</text:p>
          </table:table-cell>
          <table:table-cell table:formula="of:=CONCATENATE([.A4];[.B4];[.C4];[.D4];[.E4];[.G4];[.H4];[.J4];[.K4];[.M4];[.N4];[.P4];[.Q4])" office:value-type="string" office:string-value="('STATE - ARUNACHAL PRADESH  12','Rural','39513','9940','28418','86630'),">
            <text:p>('STATE - ARUNACHAL PRADESH <text:s/>12','Rural','39513','9940','28418','86630'),</text:p>
          </table:table-cell>
        </table:table-row>
        <table:table-row table:style-name="ro1">
          <table:table-cell office:value-type="string">
            <text:p>('</text:p>
          </table:table-cell>
          <table:table-cell office:value-type="string">
            <text:p>STATE - ARUNACHAL PRADESH <text:s/>12</text:p>
          </table:table-cell>
          <table:table-cell office:value-type="string">
            <text:p>','</text:p>
          </table:table-cell>
          <table:table-cell office:value-type="string">
            <text:p>Urban</text:p>
          </table:table-cell>
          <table:table-cell office:value-type="string">
            <text:p>','</text:p>
          </table:table-cell>
          <table:table-cell office:value-type="string">
            <text:p>15á434</text:p>
          </table:table-cell>
          <table:table-cell table:formula="of:=SUBSTITUTE([.F5];&quot;á&quot;;&quot;&quot;)" office:value-type="string" office:string-value="15434">
            <text:p>15434</text:p>
          </table:table-cell>
          <table:table-cell office:value-type="string">
            <text:p>','</text:p>
          </table:table-cell>
          <table:table-cell office:value-type="string">
            <text:p>13á499</text:p>
          </table:table-cell>
          <table:table-cell table:formula="of:=SUBSTITUTE([.I5];&quot;á&quot;;&quot;&quot;)" office:value-type="string" office:string-value="13499">
            <text:p>13499</text:p>
          </table:table-cell>
          <table:table-cell office:value-type="string">
            <text:p>','</text:p>
          </table:table-cell>
          <table:table-cell office:value-type="string">
            <text:p>12á903</text:p>
          </table:table-cell>
          <table:table-cell table:formula="of:=SUBSTITUTE([.L5];&quot;á&quot;;&quot;&quot;)" office:value-type="string" office:string-value="12903">
            <text:p>12903</text:p>
          </table:table-cell>
          <table:table-cell office:value-type="string">
            <text:p>','</text:p>
          </table:table-cell>
          <table:table-cell office:value-type="string">
            <text:p>6á278</text:p>
          </table:table-cell>
          <table:table-cell table:formula="of:=SUBSTITUTE([.O5];&quot;á&quot;;&quot;&quot;)" office:value-type="string" office:string-value="6278">
            <text:p>6278</text:p>
          </table:table-cell>
          <table:table-cell office:value-type="string">
            <text:p>'),</text:p>
          </table:table-cell>
          <table:table-cell table:formula="of:=CONCATENATE([.A5];[.B5];[.C5];[.D5];[.E5];[.G5];[.H5];[.J5];[.K5];[.M5];[.N5];[.P5];[.Q5])" office:value-type="string" office:string-value="('STATE - ARUNACHAL PRADESH  12','Urban','15434','13499','12903','6278'),">
            <text:p>('STATE - ARUNACHAL PRADESH <text:s/>12','Urban','15434','13499','12903','6278'),</text:p>
          </table:table-cell>
        </table:table-row>
        <table:table-row table:style-name="ro2">
          <table:table-cell office:value-type="string">
            <text:p>('</text:p>
          </table:table-cell>
          <table:table-cell office:value-type="string">
            <text:p>STATE - ASSAM <text:s/>18</text:p>
          </table:table-cell>
          <table:table-cell office:value-type="string">
            <text:p>','</text:p>
          </table:table-cell>
          <table:table-cell office:value-type="string">
            <text:p>Rural</text:p>
          </table:table-cell>
          <table:table-cell office:value-type="string">
            <text:p>','</text:p>
          </table:table-cell>
          <table:table-cell office:value-type="string">
            <text:p>1á979á800</text:p>
          </table:table-cell>
          <table:table-cell table:formula="of:=SUBSTITUTE([.F6];&quot;á&quot;;&quot;&quot;)" office:value-type="string" office:string-value="1979800">
            <text:p>1979800</text:p>
          </table:table-cell>
          <table:table-cell office:value-type="string">
            <text:p>','</text:p>
          </table:table-cell>
          <table:table-cell office:value-type="string">
            <text:p>363á519</text:p>
          </table:table-cell>
          <table:table-cell table:formula="of:=SUBSTITUTE([.I6];&quot;á&quot;;&quot;&quot;)" office:value-type="string" office:string-value="363519">
            <text:p>363519</text:p>
          </table:table-cell>
          <table:table-cell office:value-type="string">
            <text:p>','</text:p>
          </table:table-cell>
          <table:table-cell office:value-type="string">
            <text:p>170á485</text:p>
          </table:table-cell>
          <table:table-cell table:formula="of:=SUBSTITUTE([.L6];&quot;á&quot;;&quot;&quot;)" office:value-type="string" office:string-value="170485">
            <text:p>170485</text:p>
          </table:table-cell>
          <table:table-cell office:value-type="string">
            <text:p>','</text:p>
          </table:table-cell>
          <table:table-cell office:value-type="string">
            <text:p>1á706á369</text:p>
          </table:table-cell>
          <table:table-cell table:formula="of:=SUBSTITUTE([.O6];&quot;á&quot;;&quot;&quot;)" office:value-type="string" office:string-value="1706369">
            <text:p>1706369</text:p>
          </table:table-cell>
          <table:table-cell office:value-type="string">
            <text:p>'),</text:p>
          </table:table-cell>
          <table:table-cell table:formula="of:=CONCATENATE([.A6];[.B6];[.C6];[.D6];[.E6];[.G6];[.H6];[.J6];[.K6];[.M6];[.N6];[.P6];[.Q6])" office:value-type="string" office:string-value="('STATE - ASSAM  18','Rural','1979800','363519','170485','1706369'),">
            <text:p>('STATE - ASSAM <text:s/>18','Rural','1979800','363519','170485','1706369'),</text:p>
          </table:table-cell>
        </table:table-row>
        <table:table-row table:style-name="ro1">
          <table:table-cell office:value-type="string">
            <text:p>('</text:p>
          </table:table-cell>
          <table:table-cell office:value-type="string">
            <text:p>STATE - ASSAM <text:s/>18</text:p>
          </table:table-cell>
          <table:table-cell office:value-type="string">
            <text:p>','</text:p>
          </table:table-cell>
          <table:table-cell office:value-type="string">
            <text:p>Urban</text:p>
          </table:table-cell>
          <table:table-cell office:value-type="string">
            <text:p>','</text:p>
          </table:table-cell>
          <table:table-cell office:value-type="string">
            <text:p>188á702</text:p>
          </table:table-cell>
          <table:table-cell table:formula="of:=SUBSTITUTE([.F7];&quot;á&quot;;&quot;&quot;)" office:value-type="string" office:string-value="188702">
            <text:p>188702</text:p>
          </table:table-cell>
          <table:table-cell office:value-type="string">
            <text:p>','</text:p>
          </table:table-cell>
          <table:table-cell office:value-type="string">
            <text:p>421á092</text:p>
          </table:table-cell>
          <table:table-cell table:formula="of:=SUBSTITUTE([.I7];&quot;á&quot;;&quot;&quot;)" office:value-type="string" office:string-value="421092">
            <text:p>421092</text:p>
          </table:table-cell>
          <table:table-cell office:value-type="string">
            <text:p>','</text:p>
          </table:table-cell>
          <table:table-cell office:value-type="string">
            <text:p>66á741</text:p>
          </table:table-cell>
          <table:table-cell table:formula="of:=SUBSTITUTE([.L7];&quot;á&quot;;&quot;&quot;)" office:value-type="string" office:string-value="66741">
            <text:p>66741</text:p>
          </table:table-cell>
          <table:table-cell office:value-type="string">
            <text:p>','</text:p>
          </table:table-cell>
          <table:table-cell office:value-type="string">
            <text:p>38á650</text:p>
          </table:table-cell>
          <table:table-cell table:formula="of:=SUBSTITUTE([.O7];&quot;á&quot;;&quot;&quot;)" office:value-type="string" office:string-value="38650">
            <text:p>38650</text:p>
          </table:table-cell>
          <table:table-cell office:value-type="string">
            <text:p>'),</text:p>
          </table:table-cell>
          <table:table-cell table:formula="of:=CONCATENATE([.A7];[.B7];[.C7];[.D7];[.E7];[.G7];[.H7];[.J7];[.K7];[.M7];[.N7];[.P7];[.Q7])" office:value-type="string" office:string-value="('STATE - ASSAM  18','Urban','188702','421092','66741','38650'),">
            <text:p>('STATE - ASSAM <text:s/>18','Urban','188702','421092','66741','38650'),</text:p>
          </table:table-cell>
        </table:table-row>
        <table:table-row table:style-name="ro2">
          <table:table-cell office:value-type="string">
            <text:p>('</text:p>
          </table:table-cell>
          <table:table-cell office:value-type="string">
            <text:p>STATE - BIHAR <text:s/>10</text:p>
          </table:table-cell>
          <table:table-cell office:value-type="string">
            <text:p>','</text:p>
          </table:table-cell>
          <table:table-cell office:value-type="string">
            <text:p>Rural</text:p>
          </table:table-cell>
          <table:table-cell office:value-type="string">
            <text:p>','</text:p>
          </table:table-cell>
          <table:table-cell office:value-type="string">
            <text:p>755á668</text:p>
          </table:table-cell>
          <table:table-cell table:formula="of:=SUBSTITUTE([.F8];&quot;á&quot;;&quot;&quot;)" office:value-type="string" office:string-value="755668">
            <text:p>755668</text:p>
          </table:table-cell>
          <table:table-cell office:value-type="string">
            <text:p>','</text:p>
          </table:table-cell>
          <table:table-cell office:value-type="string">
            <text:p>526á492</text:p>
          </table:table-cell>
          <table:table-cell table:formula="of:=SUBSTITUTE([.I8];&quot;á&quot;;&quot;&quot;)" office:value-type="string" office:string-value="526492">
            <text:p>526492</text:p>
          </table:table-cell>
          <table:table-cell office:value-type="string">
            <text:p>','</text:p>
          </table:table-cell>
          <table:table-cell office:value-type="string">
            <text:p>479á431</text:p>
          </table:table-cell>
          <table:table-cell table:formula="of:=SUBSTITUTE([.L8];&quot;á&quot;;&quot;&quot;)" office:value-type="string" office:string-value="479431">
            <text:p>479431</text:p>
          </table:table-cell>
          <table:table-cell office:value-type="string">
            <text:p>','</text:p>
          </table:table-cell>
          <table:table-cell office:value-type="string">
            <text:p>10á898á416</text:p>
          </table:table-cell>
          <table:table-cell table:formula="of:=SUBSTITUTE([.O8];&quot;á&quot;;&quot;&quot;)" office:value-type="string" office:string-value="10898416">
            <text:p>10898416</text:p>
          </table:table-cell>
          <table:table-cell office:value-type="string">
            <text:p>'),</text:p>
          </table:table-cell>
          <table:table-cell table:formula="of:=CONCATENATE([.A8];[.B8];[.C8];[.D8];[.E8];[.G8];[.H8];[.J8];[.K8];[.M8];[.N8];[.P8];[.Q8])" office:value-type="string" office:string-value="('STATE - BIHAR  10','Rural','755668','526492','479431','10898416'),">
            <text:p>('STATE - BIHAR <text:s/>10','Rural','755668','526492','479431','10898416'),</text:p>
          </table:table-cell>
        </table:table-row>
        <table:table-row table:style-name="ro1">
          <table:table-cell office:value-type="string">
            <text:p>('</text:p>
          </table:table-cell>
          <table:table-cell office:value-type="string">
            <text:p>STATE - BIHAR <text:s/>10</text:p>
          </table:table-cell>
          <table:table-cell office:value-type="string">
            <text:p>','</text:p>
          </table:table-cell>
          <table:table-cell office:value-type="string">
            <text:p>Urban</text:p>
          </table:table-cell>
          <table:table-cell office:value-type="string">
            <text:p>','</text:p>
          </table:table-cell>
          <table:table-cell office:value-type="string">
            <text:p>150á391</text:p>
          </table:table-cell>
          <table:table-cell table:formula="of:=SUBSTITUTE([.F9];&quot;á&quot;;&quot;&quot;)" office:value-type="string" office:string-value="150391">
            <text:p>150391</text:p>
          </table:table-cell>
          <table:table-cell office:value-type="string">
            <text:p>','</text:p>
          </table:table-cell>
          <table:table-cell office:value-type="string">
            <text:p>574á602</text:p>
          </table:table-cell>
          <table:table-cell table:formula="of:=SUBSTITUTE([.I9];&quot;á&quot;;&quot;&quot;)" office:value-type="string" office:string-value="574602">
            <text:p>574602</text:p>
          </table:table-cell>
          <table:table-cell office:value-type="string">
            <text:p>','</text:p>
          </table:table-cell>
          <table:table-cell office:value-type="string">
            <text:p>196á767</text:p>
          </table:table-cell>
          <table:table-cell table:formula="of:=SUBSTITUTE([.L9];&quot;á&quot;;&quot;&quot;)" office:value-type="string" office:string-value="196767">
            <text:p>196767</text:p>
          </table:table-cell>
          <table:table-cell office:value-type="string">
            <text:p>','</text:p>
          </table:table-cell>
          <table:table-cell office:value-type="string">
            <text:p>400á823</text:p>
          </table:table-cell>
          <table:table-cell table:formula="of:=SUBSTITUTE([.O9];&quot;á&quot;;&quot;&quot;)" office:value-type="string" office:string-value="400823">
            <text:p>400823</text:p>
          </table:table-cell>
          <table:table-cell office:value-type="string">
            <text:p>'),</text:p>
          </table:table-cell>
          <table:table-cell table:formula="of:=CONCATENATE([.A9];[.B9];[.C9];[.D9];[.E9];[.G9];[.H9];[.J9];[.K9];[.M9];[.N9];[.P9];[.Q9])" office:value-type="string" office:string-value="('STATE - BIHAR  10','Urban','150391','574602','196767','400823'),">
            <text:p>('STATE - BIHAR <text:s/>10','Urban','150391','574602','196767','400823'),</text:p>
          </table:table-cell>
        </table:table-row>
        <table:table-row table:style-name="ro2">
          <table:table-cell office:value-type="string">
            <text:p>('</text:p>
          </table:table-cell>
          <table:table-cell office:value-type="string">
            <text:p>STATE - CHHATTISGARH <text:s/>22</text:p>
          </table:table-cell>
          <table:table-cell office:value-type="string">
            <text:p>','</text:p>
          </table:table-cell>
          <table:table-cell office:value-type="string">
            <text:p>Rural</text:p>
          </table:table-cell>
          <table:table-cell office:value-type="string">
            <text:p>','</text:p>
          </table:table-cell>
          <table:table-cell office:value-type="string">
            <text:p>59á659</text:p>
          </table:table-cell>
          <table:table-cell table:formula="of:=SUBSTITUTE([.F10];&quot;á&quot;;&quot;&quot;)" office:value-type="string" office:string-value="59659">
            <text:p>59659</text:p>
          </table:table-cell>
          <table:table-cell office:value-type="string">
            <text:p>','</text:p>
          </table:table-cell>
          <table:table-cell office:value-type="string">
            <text:p>61á434</text:p>
          </table:table-cell>
          <table:table-cell table:formula="of:=SUBSTITUTE([.I10];&quot;á&quot;;&quot;&quot;)" office:value-type="string" office:string-value="61434">
            <text:p>61434</text:p>
          </table:table-cell>
          <table:table-cell office:value-type="string">
            <text:p>','</text:p>
          </table:table-cell>
          <table:table-cell office:value-type="string">
            <text:p>52á901</text:p>
          </table:table-cell>
          <table:table-cell table:formula="of:=SUBSTITUTE([.L10];&quot;á&quot;;&quot;&quot;)" office:value-type="string" office:string-value="52901">
            <text:p>52901</text:p>
          </table:table-cell>
          <table:table-cell office:value-type="string">
            <text:p>','</text:p>
          </table:table-cell>
          <table:table-cell office:value-type="string">
            <text:p>3á185á084</text:p>
          </table:table-cell>
          <table:table-cell table:formula="of:=SUBSTITUTE([.O10];&quot;á&quot;;&quot;&quot;)" office:value-type="string" office:string-value="3185084">
            <text:p>3185084</text:p>
          </table:table-cell>
          <table:table-cell office:value-type="string">
            <text:p>'),</text:p>
          </table:table-cell>
          <table:table-cell table:formula="of:=CONCATENATE([.A10];[.B10];[.C10];[.D10];[.E10];[.G10];[.H10];[.J10];[.K10];[.M10];[.N10];[.P10];[.Q10])" office:value-type="string" office:string-value="('STATE - CHHATTISGARH  22','Rural','59659','61434','52901','3185084'),">
            <text:p>('STATE - CHHATTISGARH <text:s/>22','Rural','59659','61434','52901','3185084'),</text:p>
          </table:table-cell>
        </table:table-row>
        <table:table-row table:style-name="ro1">
          <table:table-cell office:value-type="string">
            <text:p>('</text:p>
          </table:table-cell>
          <table:table-cell office:value-type="string">
            <text:p>STATE - CHHATTISGARH <text:s/>22</text:p>
          </table:table-cell>
          <table:table-cell office:value-type="string">
            <text:p>','</text:p>
          </table:table-cell>
          <table:table-cell office:value-type="string">
            <text:p>Urban</text:p>
          </table:table-cell>
          <table:table-cell office:value-type="string">
            <text:p>','</text:p>
          </table:table-cell>
          <table:table-cell office:value-type="string">
            <text:p>40á676</text:p>
          </table:table-cell>
          <table:table-cell table:formula="of:=SUBSTITUTE([.F11];&quot;á&quot;;&quot;&quot;)" office:value-type="string" office:string-value="40676">
            <text:p>40676</text:p>
          </table:table-cell>
          <table:table-cell office:value-type="string">
            <text:p>','</text:p>
          </table:table-cell>
          <table:table-cell office:value-type="string">
            <text:p>306á495</text:p>
          </table:table-cell>
          <table:table-cell table:formula="of:=SUBSTITUTE([.I11];&quot;á&quot;;&quot;&quot;)" office:value-type="string" office:string-value="306495">
            <text:p>306495</text:p>
          </table:table-cell>
          <table:table-cell office:value-type="string">
            <text:p>','</text:p>
          </table:table-cell>
          <table:table-cell office:value-type="string">
            <text:p>68á034</text:p>
          </table:table-cell>
          <table:table-cell table:formula="of:=SUBSTITUTE([.L11];&quot;á&quot;;&quot;&quot;)" office:value-type="string" office:string-value="68034">
            <text:p>68034</text:p>
          </table:table-cell>
          <table:table-cell office:value-type="string">
            <text:p>','</text:p>
          </table:table-cell>
          <table:table-cell office:value-type="string">
            <text:p>374á235</text:p>
          </table:table-cell>
          <table:table-cell table:formula="of:=SUBSTITUTE([.O11];&quot;á&quot;;&quot;&quot;)" office:value-type="string" office:string-value="374235">
            <text:p>374235</text:p>
          </table:table-cell>
          <table:table-cell office:value-type="string">
            <text:p>'),</text:p>
          </table:table-cell>
          <table:table-cell table:formula="of:=CONCATENATE([.A11];[.B11];[.C11];[.D11];[.E11];[.G11];[.H11];[.J11];[.K11];[.M11];[.N11];[.P11];[.Q11])" office:value-type="string" office:string-value="('STATE - CHHATTISGARH  22','Urban','40676','306495','68034','374235'),">
            <text:p>('STATE - CHHATTISGARH <text:s/>22','Urban','40676','306495','68034','374235'),</text:p>
          </table:table-cell>
        </table:table-row>
        <table:table-row table:style-name="ro2">
          <table:table-cell office:value-type="string">
            <text:p>('</text:p>
          </table:table-cell>
          <table:table-cell office:value-type="string">
            <text:p>STATE - GOA <text:s/>30</text:p>
          </table:table-cell>
          <table:table-cell office:value-type="string">
            <text:p>','</text:p>
          </table:table-cell>
          <table:table-cell office:value-type="string">
            <text:p>Rural</text:p>
          </table:table-cell>
          <table:table-cell office:value-type="string">
            <text:p>','</text:p>
          </table:table-cell>
          <table:table-cell office:value-type="string">
            <text:p>26á636</text:p>
          </table:table-cell>
          <table:table-cell table:formula="of:=SUBSTITUTE([.F12];&quot;á&quot;;&quot;&quot;)" office:value-type="string" office:string-value="26636">
            <text:p>26636</text:p>
          </table:table-cell>
          <table:table-cell office:value-type="string">
            <text:p>','</text:p>
          </table:table-cell>
          <table:table-cell office:value-type="string">
            <text:p>29á316</text:p>
          </table:table-cell>
          <table:table-cell table:formula="of:=SUBSTITUTE([.I12];&quot;á&quot;;&quot;&quot;)" office:value-type="string" office:string-value="29316">
            <text:p>29316</text:p>
          </table:table-cell>
          <table:table-cell office:value-type="string">
            <text:p>','</text:p>
          </table:table-cell>
          <table:table-cell office:value-type="string">
            <text:p>11á911</text:p>
          </table:table-cell>
          <table:table-cell table:formula="of:=SUBSTITUTE([.L12];&quot;á&quot;;&quot;&quot;)" office:value-type="string" office:string-value="11911">
            <text:p>11911</text:p>
          </table:table-cell>
          <table:table-cell office:value-type="string">
            <text:p>','</text:p>
          </table:table-cell>
          <table:table-cell office:value-type="string">
            <text:p>72á892</text:p>
          </table:table-cell>
          <table:table-cell table:formula="of:=SUBSTITUTE([.O12];&quot;á&quot;;&quot;&quot;)" office:value-type="string" office:string-value="72892">
            <text:p>72892</text:p>
          </table:table-cell>
          <table:table-cell office:value-type="string">
            <text:p>'),</text:p>
          </table:table-cell>
          <table:table-cell table:formula="of:=CONCATENATE([.A12];[.B12];[.C12];[.D12];[.E12];[.G12];[.H12];[.J12];[.K12];[.M12];[.N12];[.P12];[.Q12])" office:value-type="string" office:string-value="('STATE - GOA  30','Rural','26636','29316','11911','72892'),">
            <text:p>('STATE - GOA <text:s/>30','Rural','26636','29316','11911','72892'),</text:p>
          </table:table-cell>
        </table:table-row>
        <table:table-row table:style-name="ro1">
          <table:table-cell office:value-type="string">
            <text:p>('</text:p>
          </table:table-cell>
          <table:table-cell office:value-type="string">
            <text:p>STATE - GOA <text:s/>30</text:p>
          </table:table-cell>
          <table:table-cell office:value-type="string">
            <text:p>','</text:p>
          </table:table-cell>
          <table:table-cell office:value-type="string">
            <text:p>Urban</text:p>
          </table:table-cell>
          <table:table-cell office:value-type="string">
            <text:p>','</text:p>
          </table:table-cell>
          <table:table-cell office:value-type="string">
            <text:p>25á948</text:p>
          </table:table-cell>
          <table:table-cell table:formula="of:=SUBSTITUTE([.F13];&quot;á&quot;;&quot;&quot;)" office:value-type="string" office:string-value="25948">
            <text:p>25948</text:p>
          </table:table-cell>
          <table:table-cell office:value-type="string">
            <text:p>','</text:p>
          </table:table-cell>
          <table:table-cell office:value-type="string">
            <text:p>53á831</text:p>
          </table:table-cell>
          <table:table-cell table:formula="of:=SUBSTITUTE([.I13];&quot;á&quot;;&quot;&quot;)" office:value-type="string" office:string-value="53831">
            <text:p>53831</text:p>
          </table:table-cell>
          <table:table-cell office:value-type="string">
            <text:p>','</text:p>
          </table:table-cell>
          <table:table-cell office:value-type="string">
            <text:p>16á080</text:p>
          </table:table-cell>
          <table:table-cell table:formula="of:=SUBSTITUTE([.L13];&quot;á&quot;;&quot;&quot;)" office:value-type="string" office:string-value="16080">
            <text:p>16080</text:p>
          </table:table-cell>
          <table:table-cell office:value-type="string">
            <text:p>','</text:p>
          </table:table-cell>
          <table:table-cell office:value-type="string">
            <text:p>42á602</text:p>
          </table:table-cell>
          <table:table-cell table:formula="of:=SUBSTITUTE([.O13];&quot;á&quot;;&quot;&quot;)" office:value-type="string" office:string-value="42602">
            <text:p>42602</text:p>
          </table:table-cell>
          <table:table-cell office:value-type="string">
            <text:p>'),</text:p>
          </table:table-cell>
          <table:table-cell table:formula="of:=CONCATENATE([.A13];[.B13];[.C13];[.D13];[.E13];[.G13];[.H13];[.J13];[.K13];[.M13];[.N13];[.P13];[.Q13])" office:value-type="string" office:string-value="('STATE - GOA  30','Urban','25948','53831','16080','42602'),">
            <text:p>('STATE - GOA <text:s/>30','Urban','25948','53831','16080','42602'),</text:p>
          </table:table-cell>
        </table:table-row>
        <table:table-row table:style-name="ro2">
          <table:table-cell office:value-type="string">
            <text:p>('</text:p>
          </table:table-cell>
          <table:table-cell office:value-type="string">
            <text:p>STATE - GUJARAT <text:s/>24</text:p>
          </table:table-cell>
          <table:table-cell office:value-type="string">
            <text:p>','</text:p>
          </table:table-cell>
          <table:table-cell office:value-type="string">
            <text:p>Rural</text:p>
          </table:table-cell>
          <table:table-cell office:value-type="string">
            <text:p>','</text:p>
          </table:table-cell>
          <table:table-cell office:value-type="string">
            <text:p>475á894</text:p>
          </table:table-cell>
          <table:table-cell table:formula="of:=SUBSTITUTE([.F14];&quot;á&quot;;&quot;&quot;)" office:value-type="string" office:string-value="475894">
            <text:p>475894</text:p>
          </table:table-cell>
          <table:table-cell office:value-type="string">
            <text:p>','</text:p>
          </table:table-cell>
          <table:table-cell office:value-type="string">
            <text:p>663á847</text:p>
          </table:table-cell>
          <table:table-cell table:formula="of:=SUBSTITUTE([.I14];&quot;á&quot;;&quot;&quot;)" office:value-type="string" office:string-value="663847">
            <text:p>663847</text:p>
          </table:table-cell>
          <table:table-cell office:value-type="string">
            <text:p>','</text:p>
          </table:table-cell>
          <table:table-cell office:value-type="string">
            <text:p>134á782</text:p>
          </table:table-cell>
          <table:table-cell table:formula="of:=SUBSTITUTE([.L14];&quot;á&quot;;&quot;&quot;)" office:value-type="string" office:string-value="134782">
            <text:p>134782</text:p>
          </table:table-cell>
          <table:table-cell office:value-type="string">
            <text:p>','</text:p>
          </table:table-cell>
          <table:table-cell office:value-type="string">
            <text:p>4á611á438</text:p>
          </table:table-cell>
          <table:table-cell table:formula="of:=SUBSTITUTE([.O14];&quot;á&quot;;&quot;&quot;)" office:value-type="string" office:string-value="4611438">
            <text:p>4611438</text:p>
          </table:table-cell>
          <table:table-cell office:value-type="string">
            <text:p>'),</text:p>
          </table:table-cell>
          <table:table-cell table:formula="of:=CONCATENATE([.A14];[.B14];[.C14];[.D14];[.E14];[.G14];[.H14];[.J14];[.K14];[.M14];[.N14];[.P14];[.Q14])" office:value-type="string" office:string-value="('STATE - GUJARAT  24','Rural','475894','663847','134782','4611438'),">
            <text:p>('STATE - GUJARAT <text:s/>24','Rural','475894','663847','134782','4611438'),</text:p>
          </table:table-cell>
        </table:table-row>
        <table:table-row table:style-name="ro1">
          <table:table-cell office:value-type="string">
            <text:p>('</text:p>
          </table:table-cell>
          <table:table-cell office:value-type="string">
            <text:p>STATE - GUJARAT <text:s/>24</text:p>
          </table:table-cell>
          <table:table-cell office:value-type="string">
            <text:p>','</text:p>
          </table:table-cell>
          <table:table-cell office:value-type="string">
            <text:p>Urban</text:p>
          </table:table-cell>
          <table:table-cell office:value-type="string">
            <text:p>','</text:p>
          </table:table-cell>
          <table:table-cell office:value-type="string">
            <text:p>366á410</text:p>
          </table:table-cell>
          <table:table-cell table:formula="of:=SUBSTITUTE([.F15];&quot;á&quot;;&quot;&quot;)" office:value-type="string" office:string-value="366410">
            <text:p>366410</text:p>
          </table:table-cell>
          <table:table-cell office:value-type="string">
            <text:p>','</text:p>
          </table:table-cell>
          <table:table-cell office:value-type="string">
            <text:p>2á334á150</text:p>
          </table:table-cell>
          <table:table-cell table:formula="of:=SUBSTITUTE([.I15];&quot;á&quot;;&quot;&quot;)" office:value-type="string" office:string-value="2334150">
            <text:p>2334150</text:p>
          </table:table-cell>
          <table:table-cell office:value-type="string">
            <text:p>','</text:p>
          </table:table-cell>
          <table:table-cell office:value-type="string">
            <text:p>326á408</text:p>
          </table:table-cell>
          <table:table-cell table:formula="of:=SUBSTITUTE([.L15];&quot;á&quot;;&quot;&quot;)" office:value-type="string" office:string-value="326408">
            <text:p>326408</text:p>
          </table:table-cell>
          <table:table-cell office:value-type="string">
            <text:p>','</text:p>
          </table:table-cell>
          <table:table-cell office:value-type="string">
            <text:p>731á060</text:p>
          </table:table-cell>
          <table:table-cell table:formula="of:=SUBSTITUTE([.O15];&quot;á&quot;;&quot;&quot;)" office:value-type="string" office:string-value="731060">
            <text:p>731060</text:p>
          </table:table-cell>
          <table:table-cell office:value-type="string">
            <text:p>'),</text:p>
          </table:table-cell>
          <table:table-cell table:formula="of:=CONCATENATE([.A15];[.B15];[.C15];[.D15];[.E15];[.G15];[.H15];[.J15];[.K15];[.M15];[.N15];[.P15];[.Q15])" office:value-type="string" office:string-value="('STATE - GUJARAT  24','Urban','366410','2334150','326408','731060'),">
            <text:p>('STATE - GUJARAT <text:s/>24','Urban','366410','2334150','326408','731060'),</text:p>
          </table:table-cell>
        </table:table-row>
        <table:table-row table:style-name="ro2">
          <table:table-cell office:value-type="string">
            <text:p>('</text:p>
          </table:table-cell>
          <table:table-cell office:value-type="string">
            <text:p>STATE - HARYANA <text:s/>06</text:p>
          </table:table-cell>
          <table:table-cell office:value-type="string">
            <text:p>','</text:p>
          </table:table-cell>
          <table:table-cell office:value-type="string">
            <text:p>Rural</text:p>
          </table:table-cell>
          <table:table-cell office:value-type="string">
            <text:p>','</text:p>
          </table:table-cell>
          <table:table-cell office:value-type="string">
            <text:p>502á207</text:p>
          </table:table-cell>
          <table:table-cell table:formula="of:=SUBSTITUTE([.F16];&quot;á&quot;;&quot;&quot;)" office:value-type="string" office:string-value="502207">
            <text:p>502207</text:p>
          </table:table-cell>
          <table:table-cell office:value-type="string">
            <text:p>','</text:p>
          </table:table-cell>
          <table:table-cell office:value-type="string">
            <text:p>51á845</text:p>
          </table:table-cell>
          <table:table-cell table:formula="of:=SUBSTITUTE([.I16];&quot;á&quot;;&quot;&quot;)" office:value-type="string" office:string-value="51845">
            <text:p>51845</text:p>
          </table:table-cell>
          <table:table-cell office:value-type="string">
            <text:p>','</text:p>
          </table:table-cell>
          <table:table-cell office:value-type="string">
            <text:p>149á461</text:p>
          </table:table-cell>
          <table:table-cell table:formula="of:=SUBSTITUTE([.L16];&quot;á&quot;;&quot;&quot;)" office:value-type="string" office:string-value="149461">
            <text:p>149461</text:p>
          </table:table-cell>
          <table:table-cell office:value-type="string">
            <text:p>','</text:p>
          </table:table-cell>
          <table:table-cell office:value-type="string">
            <text:p>1á750á950</text:p>
          </table:table-cell>
          <table:table-cell table:formula="of:=SUBSTITUTE([.O16];&quot;á&quot;;&quot;&quot;)" office:value-type="string" office:string-value="1750950">
            <text:p>1750950</text:p>
          </table:table-cell>
          <table:table-cell office:value-type="string">
            <text:p>'),</text:p>
          </table:table-cell>
          <table:table-cell table:formula="of:=CONCATENATE([.A16];[.B16];[.C16];[.D16];[.E16];[.G16];[.H16];[.J16];[.K16];[.M16];[.N16];[.P16];[.Q16])" office:value-type="string" office:string-value="('STATE - HARYANA  06','Rural','502207','51845','149461','1750950'),">
            <text:p>('STATE - HARYANA <text:s/>06','Rural','502207','51845','149461','1750950'),</text:p>
          </table:table-cell>
        </table:table-row>
        <table:table-row table:style-name="ro1">
          <table:table-cell office:value-type="string">
            <text:p>('</text:p>
          </table:table-cell>
          <table:table-cell office:value-type="string">
            <text:p>STATE - HARYANA <text:s/>06</text:p>
          </table:table-cell>
          <table:table-cell office:value-type="string">
            <text:p>','</text:p>
          </table:table-cell>
          <table:table-cell office:value-type="string">
            <text:p>Urban</text:p>
          </table:table-cell>
          <table:table-cell office:value-type="string">
            <text:p>','</text:p>
          </table:table-cell>
          <table:table-cell office:value-type="string">
            <text:p>284á714</text:p>
          </table:table-cell>
          <table:table-cell table:formula="of:=SUBSTITUTE([.F17];&quot;á&quot;;&quot;&quot;)" office:value-type="string" office:string-value="284714">
            <text:p>284714</text:p>
          </table:table-cell>
          <table:table-cell office:value-type="string">
            <text:p>','</text:p>
          </table:table-cell>
          <table:table-cell office:value-type="string">
            <text:p>333á201</text:p>
          </table:table-cell>
          <table:table-cell table:formula="of:=SUBSTITUTE([.I17];&quot;á&quot;;&quot;&quot;)" office:value-type="string" office:string-value="333201">
            <text:p>333201</text:p>
          </table:table-cell>
          <table:table-cell office:value-type="string">
            <text:p>','</text:p>
          </table:table-cell>
          <table:table-cell office:value-type="string">
            <text:p>249á377</text:p>
          </table:table-cell>
          <table:table-cell table:formula="of:=SUBSTITUTE([.L17];&quot;á&quot;;&quot;&quot;)" office:value-type="string" office:string-value="249377">
            <text:p>249377</text:p>
          </table:table-cell>
          <table:table-cell office:value-type="string">
            <text:p>','</text:p>
          </table:table-cell>
          <table:table-cell office:value-type="string">
            <text:p>207á887</text:p>
          </table:table-cell>
          <table:table-cell table:formula="of:=SUBSTITUTE([.O17];&quot;á&quot;;&quot;&quot;)" office:value-type="string" office:string-value="207887">
            <text:p>207887</text:p>
          </table:table-cell>
          <table:table-cell office:value-type="string">
            <text:p>'),</text:p>
          </table:table-cell>
          <table:table-cell table:formula="of:=CONCATENATE([.A17];[.B17];[.C17];[.D17];[.E17];[.G17];[.H17];[.J17];[.K17];[.M17];[.N17];[.P17];[.Q17])" office:value-type="string" office:string-value="('STATE - HARYANA  06','Urban','284714','333201','249377','207887'),">
            <text:p>('STATE - HARYANA <text:s/>06','Urban','284714','333201','249377','207887'),</text:p>
          </table:table-cell>
        </table:table-row>
        <table:table-row table:style-name="ro2">
          <table:table-cell office:value-type="string">
            <text:p>('</text:p>
          </table:table-cell>
          <table:table-cell office:value-type="string">
            <text:p>STATE - HIMACHAL PRADESH <text:s/>02</text:p>
          </table:table-cell>
          <table:table-cell office:value-type="string">
            <text:p>','</text:p>
          </table:table-cell>
          <table:table-cell office:value-type="string">
            <text:p>Rural</text:p>
          </table:table-cell>
          <table:table-cell office:value-type="string">
            <text:p>','</text:p>
          </table:table-cell>
          <table:table-cell office:value-type="string">
            <text:p>164á167</text:p>
          </table:table-cell>
          <table:table-cell table:formula="of:=SUBSTITUTE([.F18];&quot;á&quot;;&quot;&quot;)" office:value-type="string" office:string-value="164167">
            <text:p>164167</text:p>
          </table:table-cell>
          <table:table-cell office:value-type="string">
            <text:p>','</text:p>
          </table:table-cell>
          <table:table-cell office:value-type="string">
            <text:p>70á258</text:p>
          </table:table-cell>
          <table:table-cell table:formula="of:=SUBSTITUTE([.I18];&quot;á&quot;;&quot;&quot;)" office:value-type="string" office:string-value="70258">
            <text:p>70258</text:p>
          </table:table-cell>
          <table:table-cell office:value-type="string">
            <text:p>','</text:p>
          </table:table-cell>
          <table:table-cell office:value-type="string">
            <text:p>69á777</text:p>
          </table:table-cell>
          <table:table-cell table:formula="of:=SUBSTITUTE([.L18];&quot;á&quot;;&quot;&quot;)" office:value-type="string" office:string-value="69777">
            <text:p>69777</text:p>
          </table:table-cell>
          <table:table-cell office:value-type="string">
            <text:p>','</text:p>
          </table:table-cell>
          <table:table-cell office:value-type="string">
            <text:p>793á318</text:p>
          </table:table-cell>
          <table:table-cell table:formula="of:=SUBSTITUTE([.O18];&quot;á&quot;;&quot;&quot;)" office:value-type="string" office:string-value="793318">
            <text:p>793318</text:p>
          </table:table-cell>
          <table:table-cell office:value-type="string">
            <text:p>'),</text:p>
          </table:table-cell>
          <table:table-cell table:formula="of:=CONCATENATE([.A18];[.B18];[.C18];[.D18];[.E18];[.G18];[.H18];[.J18];[.K18];[.M18];[.N18];[.P18];[.Q18])" office:value-type="string" office:string-value="('STATE - HIMACHAL PRADESH  02','Rural','164167','70258','69777','793318'),">
            <text:p>('STATE - HIMACHAL PRADESH <text:s/>02','Rural','164167','70258','69777','793318'),</text:p>
          </table:table-cell>
        </table:table-row>
        <table:table-row table:style-name="ro1">
          <table:table-cell office:value-type="string">
            <text:p>('</text:p>
          </table:table-cell>
          <table:table-cell office:value-type="string">
            <text:p>STATE - HIMACHAL PRADESH <text:s/>02</text:p>
          </table:table-cell>
          <table:table-cell office:value-type="string">
            <text:p>','</text:p>
          </table:table-cell>
          <table:table-cell office:value-type="string">
            <text:p>Urban</text:p>
          </table:table-cell>
          <table:table-cell office:value-type="string">
            <text:p>','</text:p>
          </table:table-cell>
          <table:table-cell office:value-type="string">
            <text:p>17á166</text:p>
          </table:table-cell>
          <table:table-cell table:formula="of:=SUBSTITUTE([.F19];&quot;á&quot;;&quot;&quot;)" office:value-type="string" office:string-value="17166">
            <text:p>17166</text:p>
          </table:table-cell>
          <table:table-cell office:value-type="string">
            <text:p>','</text:p>
          </table:table-cell>
          <table:table-cell office:value-type="string">
            <text:p>71á153</text:p>
          </table:table-cell>
          <table:table-cell table:formula="of:=SUBSTITUTE([.I19];&quot;á&quot;;&quot;&quot;)" office:value-type="string" office:string-value="71153">
            <text:p>71153</text:p>
          </table:table-cell>
          <table:table-cell office:value-type="string">
            <text:p>','</text:p>
          </table:table-cell>
          <table:table-cell office:value-type="string">
            <text:p>22á197</text:p>
          </table:table-cell>
          <table:table-cell table:formula="of:=SUBSTITUTE([.L19];&quot;á&quot;;&quot;&quot;)" office:value-type="string" office:string-value="22197">
            <text:p>22197</text:p>
          </table:table-cell>
          <table:table-cell office:value-type="string">
            <text:p>','</text:p>
          </table:table-cell>
          <table:table-cell office:value-type="string">
            <text:p>32á597</text:p>
          </table:table-cell>
          <table:table-cell table:formula="of:=SUBSTITUTE([.O19];&quot;á&quot;;&quot;&quot;)" office:value-type="string" office:string-value="32597">
            <text:p>32597</text:p>
          </table:table-cell>
          <table:table-cell office:value-type="string">
            <text:p>'),</text:p>
          </table:table-cell>
          <table:table-cell table:formula="of:=CONCATENATE([.A19];[.B19];[.C19];[.D19];[.E19];[.G19];[.H19];[.J19];[.K19];[.M19];[.N19];[.P19];[.Q19])" office:value-type="string" office:string-value="('STATE - HIMACHAL PRADESH  02','Urban','17166','71153','22197','32597'),">
            <text:p>('STATE - HIMACHAL PRADESH <text:s/>02','Urban','17166','71153','22197','32597'),</text:p>
          </table:table-cell>
        </table:table-row>
        <table:table-row table:style-name="ro2">
          <table:table-cell office:value-type="string">
            <text:p>('</text:p>
          </table:table-cell>
          <table:table-cell office:value-type="string">
            <text:p>STATE - JAMMU &amp; KASHMIR <text:s/>01</text:p>
          </table:table-cell>
          <table:table-cell office:value-type="string">
            <text:p>','</text:p>
          </table:table-cell>
          <table:table-cell office:value-type="string">
            <text:p>Rural</text:p>
          </table:table-cell>
          <table:table-cell office:value-type="string">
            <text:p>','</text:p>
          </table:table-cell>
          <table:table-cell office:value-type="string">
            <text:p>190á753</text:p>
          </table:table-cell>
          <table:table-cell table:formula="of:=SUBSTITUTE([.F20];&quot;á&quot;;&quot;&quot;)" office:value-type="string" office:string-value="190753">
            <text:p>190753</text:p>
          </table:table-cell>
          <table:table-cell office:value-type="string">
            <text:p>','</text:p>
          </table:table-cell>
          <table:table-cell office:value-type="string">
            <text:p>33á450</text:p>
          </table:table-cell>
          <table:table-cell table:formula="of:=SUBSTITUTE([.I20];&quot;á&quot;;&quot;&quot;)" office:value-type="string" office:string-value="33450">
            <text:p>33450</text:p>
          </table:table-cell>
          <table:table-cell office:value-type="string">
            <text:p>','</text:p>
          </table:table-cell>
          <table:table-cell office:value-type="string">
            <text:p>261á231</text:p>
          </table:table-cell>
          <table:table-cell table:formula="of:=SUBSTITUTE([.L20];&quot;á&quot;;&quot;&quot;)" office:value-type="string" office:string-value="261231">
            <text:p>261231</text:p>
          </table:table-cell>
          <table:table-cell office:value-type="string">
            <text:p>','</text:p>
          </table:table-cell>
          <table:table-cell office:value-type="string">
            <text:p>675á923</text:p>
          </table:table-cell>
          <table:table-cell table:formula="of:=SUBSTITUTE([.O20];&quot;á&quot;;&quot;&quot;)" office:value-type="string" office:string-value="675923">
            <text:p>675923</text:p>
          </table:table-cell>
          <table:table-cell office:value-type="string">
            <text:p>'),</text:p>
          </table:table-cell>
          <table:table-cell table:formula="of:=CONCATENATE([.A20];[.B20];[.C20];[.D20];[.E20];[.G20];[.H20];[.J20];[.K20];[.M20];[.N20];[.P20];[.Q20])" office:value-type="string" office:string-value="('STATE - JAMMU &amp; KASHMIR  01','Rural','190753','33450','261231','675923'),">
            <text:p>('STATE - JAMMU &amp; KASHMIR <text:s/>01','Rural','190753','33450','261231','675923'),</text:p>
          </table:table-cell>
        </table:table-row>
        <table:table-row table:style-name="ro1">
          <table:table-cell office:value-type="string">
            <text:p>('</text:p>
          </table:table-cell>
          <table:table-cell office:value-type="string">
            <text:p>STATE - JAMMU &amp; KASHMIR <text:s/>01</text:p>
          </table:table-cell>
          <table:table-cell office:value-type="string">
            <text:p>','</text:p>
          </table:table-cell>
          <table:table-cell office:value-type="string">
            <text:p>Urban</text:p>
          </table:table-cell>
          <table:table-cell office:value-type="string">
            <text:p>','</text:p>
          </table:table-cell>
          <table:table-cell office:value-type="string">
            <text:p>78á751</text:p>
          </table:table-cell>
          <table:table-cell table:formula="of:=SUBSTITUTE([.F21];&quot;á&quot;;&quot;&quot;)" office:value-type="string" office:string-value="78751">
            <text:p>78751</text:p>
          </table:table-cell>
          <table:table-cell office:value-type="string">
            <text:p>','</text:p>
          </table:table-cell>
          <table:table-cell office:value-type="string">
            <text:p>103á602</text:p>
          </table:table-cell>
          <table:table-cell table:formula="of:=SUBSTITUTE([.I21];&quot;á&quot;;&quot;&quot;)" office:value-type="string" office:string-value="103602">
            <text:p>103602</text:p>
          </table:table-cell>
          <table:table-cell office:value-type="string">
            <text:p>','</text:p>
          </table:table-cell>
          <table:table-cell office:value-type="string">
            <text:p>156á815</text:p>
          </table:table-cell>
          <table:table-cell table:formula="of:=SUBSTITUTE([.L21];&quot;á&quot;;&quot;&quot;)" office:value-type="string" office:string-value="156815">
            <text:p>156815</text:p>
          </table:table-cell>
          <table:table-cell office:value-type="string">
            <text:p>','</text:p>
          </table:table-cell>
          <table:table-cell office:value-type="string">
            <text:p>51á243</text:p>
          </table:table-cell>
          <table:table-cell table:formula="of:=SUBSTITUTE([.O21];&quot;á&quot;;&quot;&quot;)" office:value-type="string" office:string-value="51243">
            <text:p>51243</text:p>
          </table:table-cell>
          <table:table-cell office:value-type="string">
            <text:p>'),</text:p>
          </table:table-cell>
          <table:table-cell table:formula="of:=CONCATENATE([.A21];[.B21];[.C21];[.D21];[.E21];[.G21];[.H21];[.J21];[.K21];[.M21];[.N21];[.P21];[.Q21])" office:value-type="string" office:string-value="('STATE - JAMMU &amp; KASHMIR  01','Urban','78751','103602','156815','51243'),">
            <text:p>('STATE - JAMMU &amp; KASHMIR <text:s/>01','Urban','78751','103602','156815','51243'),</text:p>
          </table:table-cell>
        </table:table-row>
        <table:table-row table:style-name="ro2">
          <table:table-cell office:value-type="string">
            <text:p>('</text:p>
          </table:table-cell>
          <table:table-cell office:value-type="string">
            <text:p>STATE - JHARKHAND <text:s/>20</text:p>
          </table:table-cell>
          <table:table-cell office:value-type="string">
            <text:p>','</text:p>
          </table:table-cell>
          <table:table-cell office:value-type="string">
            <text:p>Rural</text:p>
          </table:table-cell>
          <table:table-cell office:value-type="string">
            <text:p>','</text:p>
          </table:table-cell>
          <table:table-cell office:value-type="string">
            <text:p>80á582</text:p>
          </table:table-cell>
          <table:table-cell table:formula="of:=SUBSTITUTE([.F22];&quot;á&quot;;&quot;&quot;)" office:value-type="string" office:string-value="80582">
            <text:p>80582</text:p>
          </table:table-cell>
          <table:table-cell office:value-type="string">
            <text:p>','</text:p>
          </table:table-cell>
          <table:table-cell office:value-type="string">
            <text:p>84á693</text:p>
          </table:table-cell>
          <table:table-cell table:formula="of:=SUBSTITUTE([.I22];&quot;á&quot;;&quot;&quot;)" office:value-type="string" office:string-value="84693">
            <text:p>84693</text:p>
          </table:table-cell>
          <table:table-cell office:value-type="string">
            <text:p>','</text:p>
          </table:table-cell>
          <table:table-cell office:value-type="string">
            <text:p>84á517</text:p>
          </table:table-cell>
          <table:table-cell table:formula="of:=SUBSTITUTE([.L22];&quot;á&quot;;&quot;&quot;)" office:value-type="string" office:string-value="84517">
            <text:p>84517</text:p>
          </table:table-cell>
          <table:table-cell office:value-type="string">
            <text:p>','</text:p>
          </table:table-cell>
          <table:table-cell office:value-type="string">
            <text:p>3á552á620</text:p>
          </table:table-cell>
          <table:table-cell table:formula="of:=SUBSTITUTE([.O22];&quot;á&quot;;&quot;&quot;)" office:value-type="string" office:string-value="3552620">
            <text:p>3552620</text:p>
          </table:table-cell>
          <table:table-cell office:value-type="string">
            <text:p>'),</text:p>
          </table:table-cell>
          <table:table-cell table:formula="of:=CONCATENATE([.A22];[.B22];[.C22];[.D22];[.E22];[.G22];[.H22];[.J22];[.K22];[.M22];[.N22];[.P22];[.Q22])" office:value-type="string" office:string-value="('STATE - JHARKHAND  20','Rural','80582','84693','84517','3552620'),">
            <text:p>('STATE - JHARKHAND <text:s/>20','Rural','80582','84693','84517','3552620'),</text:p>
          </table:table-cell>
        </table:table-row>
        <table:table-row table:style-name="ro1">
          <table:table-cell office:value-type="string">
            <text:p>('</text:p>
          </table:table-cell>
          <table:table-cell office:value-type="string">
            <text:p>STATE - JHARKHAND <text:s/>20</text:p>
          </table:table-cell>
          <table:table-cell office:value-type="string">
            <text:p>','</text:p>
          </table:table-cell>
          <table:table-cell office:value-type="string">
            <text:p>Urban</text:p>
          </table:table-cell>
          <table:table-cell office:value-type="string">
            <text:p>','</text:p>
          </table:table-cell>
          <table:table-cell office:value-type="string">
            <text:p>78á521</text:p>
          </table:table-cell>
          <table:table-cell table:formula="of:=SUBSTITUTE([.F23];&quot;á&quot;;&quot;&quot;)" office:value-type="string" office:string-value="78521">
            <text:p>78521</text:p>
          </table:table-cell>
          <table:table-cell office:value-type="string">
            <text:p>','</text:p>
          </table:table-cell>
          <table:table-cell office:value-type="string">
            <text:p>437á172</text:p>
          </table:table-cell>
          <table:table-cell table:formula="of:=SUBSTITUTE([.I23];&quot;á&quot;;&quot;&quot;)" office:value-type="string" office:string-value="437172">
            <text:p>437172</text:p>
          </table:table-cell>
          <table:table-cell office:value-type="string">
            <text:p>','</text:p>
          </table:table-cell>
          <table:table-cell office:value-type="string">
            <text:p>191á197</text:p>
          </table:table-cell>
          <table:table-cell table:formula="of:=SUBSTITUTE([.L23];&quot;á&quot;;&quot;&quot;)" office:value-type="string" office:string-value="191197">
            <text:p>191197</text:p>
          </table:table-cell>
          <table:table-cell office:value-type="string">
            <text:p>','</text:p>
          </table:table-cell>
          <table:table-cell office:value-type="string">
            <text:p>353á288</text:p>
          </table:table-cell>
          <table:table-cell table:formula="of:=SUBSTITUTE([.O23];&quot;á&quot;;&quot;&quot;)" office:value-type="string" office:string-value="353288">
            <text:p>353288</text:p>
          </table:table-cell>
          <table:table-cell office:value-type="string">
            <text:p>'),</text:p>
          </table:table-cell>
          <table:table-cell table:formula="of:=CONCATENATE([.A23];[.B23];[.C23];[.D23];[.E23];[.G23];[.H23];[.J23];[.K23];[.M23];[.N23];[.P23];[.Q23])" office:value-type="string" office:string-value="('STATE - JHARKHAND  20','Urban','78521','437172','191197','353288'),">
            <text:p>('STATE - JHARKHAND <text:s/>20','Urban','78521','437172','191197','353288'),</text:p>
          </table:table-cell>
        </table:table-row>
        <table:table-row table:style-name="ro2">
          <table:table-cell office:value-type="string">
            <text:p>('</text:p>
          </table:table-cell>
          <table:table-cell office:value-type="string">
            <text:p>STATE - KARNATAKA <text:s/>29</text:p>
          </table:table-cell>
          <table:table-cell office:value-type="string">
            <text:p>','</text:p>
          </table:table-cell>
          <table:table-cell office:value-type="string">
            <text:p>Rural</text:p>
          </table:table-cell>
          <table:table-cell office:value-type="string">
            <text:p>','</text:p>
          </table:table-cell>
          <table:table-cell office:value-type="string">
            <text:p>632á514</text:p>
          </table:table-cell>
          <table:table-cell table:formula="of:=SUBSTITUTE([.F24];&quot;á&quot;;&quot;&quot;)" office:value-type="string" office:string-value="632514">
            <text:p>632514</text:p>
          </table:table-cell>
          <table:table-cell office:value-type="string">
            <text:p>','</text:p>
          </table:table-cell>
          <table:table-cell office:value-type="string">
            <text:p>311á500</text:p>
          </table:table-cell>
          <table:table-cell table:formula="of:=SUBSTITUTE([.I24];&quot;á&quot;;&quot;&quot;)" office:value-type="string" office:string-value="311500">
            <text:p>311500</text:p>
          </table:table-cell>
          <table:table-cell office:value-type="string">
            <text:p>','</text:p>
          </table:table-cell>
          <table:table-cell office:value-type="string">
            <text:p>217á245</text:p>
          </table:table-cell>
          <table:table-cell table:formula="of:=SUBSTITUTE([.L24];&quot;á&quot;;&quot;&quot;)" office:value-type="string" office:string-value="217245">
            <text:p>217245</text:p>
          </table:table-cell>
          <table:table-cell office:value-type="string">
            <text:p>','</text:p>
          </table:table-cell>
          <table:table-cell office:value-type="string">
            <text:p>5á513á914</text:p>
          </table:table-cell>
          <table:table-cell table:formula="of:=SUBSTITUTE([.O24];&quot;á&quot;;&quot;&quot;)" office:value-type="string" office:string-value="5513914">
            <text:p>5513914</text:p>
          </table:table-cell>
          <table:table-cell office:value-type="string">
            <text:p>'),</text:p>
          </table:table-cell>
          <table:table-cell table:formula="of:=CONCATENATE([.A24];[.B24];[.C24];[.D24];[.E24];[.G24];[.H24];[.J24];[.K24];[.M24];[.N24];[.P24];[.Q24])" office:value-type="string" office:string-value="('STATE - KARNATAKA  29','Rural','632514','311500','217245','5513914'),">
            <text:p>('STATE - KARNATAKA <text:s/>29','Rural','632514','311500','217245','5513914'),</text:p>
          </table:table-cell>
        </table:table-row>
        <table:table-row table:style-name="ro1">
          <table:table-cell office:value-type="string">
            <text:p>('</text:p>
          </table:table-cell>
          <table:table-cell office:value-type="string">
            <text:p>STATE - KARNATAKA <text:s/>29</text:p>
          </table:table-cell>
          <table:table-cell office:value-type="string">
            <text:p>','</text:p>
          </table:table-cell>
          <table:table-cell office:value-type="string">
            <text:p>Urban</text:p>
          </table:table-cell>
          <table:table-cell office:value-type="string">
            <text:p>','</text:p>
          </table:table-cell>
          <table:table-cell office:value-type="string">
            <text:p>736á283</text:p>
          </table:table-cell>
          <table:table-cell table:formula="of:=SUBSTITUTE([.F25];&quot;á&quot;;&quot;&quot;)" office:value-type="string" office:string-value="736283">
            <text:p>736283</text:p>
          </table:table-cell>
          <table:table-cell office:value-type="string">
            <text:p>','</text:p>
          </table:table-cell>
          <table:table-cell office:value-type="string">
            <text:p>1á595á616</text:p>
          </table:table-cell>
          <table:table-cell table:formula="of:=SUBSTITUTE([.I25];&quot;á&quot;;&quot;&quot;)" office:value-type="string" office:string-value="1595616">
            <text:p>1595616</text:p>
          </table:table-cell>
          <table:table-cell office:value-type="string">
            <text:p>','</text:p>
          </table:table-cell>
          <table:table-cell office:value-type="string">
            <text:p>343á868</text:p>
          </table:table-cell>
          <table:table-cell table:formula="of:=SUBSTITUTE([.L25];&quot;á&quot;;&quot;&quot;)" office:value-type="string" office:string-value="343868">
            <text:p>343868</text:p>
          </table:table-cell>
          <table:table-cell office:value-type="string">
            <text:p>','</text:p>
          </table:table-cell>
          <table:table-cell office:value-type="string">
            <text:p>881á193</text:p>
          </table:table-cell>
          <table:table-cell table:formula="of:=SUBSTITUTE([.O25];&quot;á&quot;;&quot;&quot;)" office:value-type="string" office:string-value="881193">
            <text:p>881193</text:p>
          </table:table-cell>
          <table:table-cell office:value-type="string">
            <text:p>'),</text:p>
          </table:table-cell>
          <table:table-cell table:formula="of:=CONCATENATE([.A25];[.B25];[.C25];[.D25];[.E25];[.G25];[.H25];[.J25];[.K25];[.M25];[.N25];[.P25];[.Q25])" office:value-type="string" office:string-value="('STATE - KARNATAKA  29','Urban','736283','1595616','343868','881193'),">
            <text:p>('STATE - KARNATAKA <text:s/>29','Urban','736283','1595616','343868','881193'),</text:p>
          </table:table-cell>
        </table:table-row>
        <table:table-row table:style-name="ro2">
          <table:table-cell office:value-type="string">
            <text:p>('</text:p>
          </table:table-cell>
          <table:table-cell office:value-type="string">
            <text:p>STATE - KERALA <text:s/>32</text:p>
          </table:table-cell>
          <table:table-cell office:value-type="string">
            <text:p>','</text:p>
          </table:table-cell>
          <table:table-cell office:value-type="string">
            <text:p>Rural</text:p>
          </table:table-cell>
          <table:table-cell office:value-type="string">
            <text:p>','</text:p>
          </table:table-cell>
          <table:table-cell office:value-type="string">
            <text:p>631á664</text:p>
          </table:table-cell>
          <table:table-cell table:formula="of:=SUBSTITUTE([.F26];&quot;á&quot;;&quot;&quot;)" office:value-type="string" office:string-value="631664">
            <text:p>631664</text:p>
          </table:table-cell>
          <table:table-cell office:value-type="string">
            <text:p>','</text:p>
          </table:table-cell>
          <table:table-cell office:value-type="string">
            <text:p>3á063á983</text:p>
          </table:table-cell>
          <table:table-cell table:formula="of:=SUBSTITUTE([.I26];&quot;á&quot;;&quot;&quot;)" office:value-type="string" office:string-value="3063983">
            <text:p>3063983</text:p>
          </table:table-cell>
          <table:table-cell office:value-type="string">
            <text:p>','</text:p>
          </table:table-cell>
          <table:table-cell office:value-type="string">
            <text:p>324á374</text:p>
          </table:table-cell>
          <table:table-cell table:formula="of:=SUBSTITUTE([.L26];&quot;á&quot;;&quot;&quot;)" office:value-type="string" office:string-value="324374">
            <text:p>324374</text:p>
          </table:table-cell>
          <table:table-cell office:value-type="string">
            <text:p>','</text:p>
          </table:table-cell>
          <table:table-cell office:value-type="string">
            <text:p>922á529</text:p>
          </table:table-cell>
          <table:table-cell table:formula="of:=SUBSTITUTE([.O26];&quot;á&quot;;&quot;&quot;)" office:value-type="string" office:string-value="922529">
            <text:p>922529</text:p>
          </table:table-cell>
          <table:table-cell office:value-type="string">
            <text:p>'),</text:p>
          </table:table-cell>
          <table:table-cell table:formula="of:=CONCATENATE([.A26];[.B26];[.C26];[.D26];[.E26];[.G26];[.H26];[.J26];[.K26];[.M26];[.N26];[.P26];[.Q26])" office:value-type="string" office:string-value="('STATE - KERALA  32','Rural','631664','3063983','324374','922529'),">
            <text:p>('STATE - KERALA <text:s/>32','Rural','631664','3063983','324374','922529'),</text:p>
          </table:table-cell>
        </table:table-row>
        <table:table-row table:style-name="ro1">
          <table:table-cell office:value-type="string">
            <text:p>('</text:p>
          </table:table-cell>
          <table:table-cell office:value-type="string">
            <text:p>STATE - KERALA <text:s/>32</text:p>
          </table:table-cell>
          <table:table-cell office:value-type="string">
            <text:p>','</text:p>
          </table:table-cell>
          <table:table-cell office:value-type="string">
            <text:p>Urban</text:p>
          </table:table-cell>
          <table:table-cell office:value-type="string">
            <text:p>','</text:p>
          </table:table-cell>
          <table:table-cell office:value-type="string">
            <text:p>183á557</text:p>
          </table:table-cell>
          <table:table-cell table:formula="of:=SUBSTITUTE([.F27];&quot;á&quot;;&quot;&quot;)" office:value-type="string" office:string-value="183557">
            <text:p>183557</text:p>
          </table:table-cell>
          <table:table-cell office:value-type="string">
            <text:p>','</text:p>
          </table:table-cell>
          <table:table-cell office:value-type="string">
            <text:p>1á235á462</text:p>
          </table:table-cell>
          <table:table-cell table:formula="of:=SUBSTITUTE([.I27];&quot;á&quot;;&quot;&quot;)" office:value-type="string" office:string-value="1235462">
            <text:p>1235462</text:p>
          </table:table-cell>
          <table:table-cell office:value-type="string">
            <text:p>','</text:p>
          </table:table-cell>
          <table:table-cell office:value-type="string">
            <text:p>101á728</text:p>
          </table:table-cell>
          <table:table-cell table:formula="of:=SUBSTITUTE([.L27];&quot;á&quot;;&quot;&quot;)" office:value-type="string" office:string-value="101728">
            <text:p>101728</text:p>
          </table:table-cell>
          <table:table-cell office:value-type="string">
            <text:p>','</text:p>
          </table:table-cell>
          <table:table-cell office:value-type="string">
            <text:p>131á909</text:p>
          </table:table-cell>
          <table:table-cell table:formula="of:=SUBSTITUTE([.O27];&quot;á&quot;;&quot;&quot;)" office:value-type="string" office:string-value="131909">
            <text:p>131909</text:p>
          </table:table-cell>
          <table:table-cell office:value-type="string">
            <text:p>'),</text:p>
          </table:table-cell>
          <table:table-cell table:formula="of:=CONCATENATE([.A27];[.B27];[.C27];[.D27];[.E27];[.G27];[.H27];[.J27];[.K27];[.M27];[.N27];[.P27];[.Q27])" office:value-type="string" office:string-value="('STATE - KERALA  32','Urban','183557','1235462','101728','131909'),">
            <text:p>('STATE - KERALA <text:s/>32','Urban','183557','1235462','101728','131909'),</text:p>
          </table:table-cell>
        </table:table-row>
        <table:table-row table:style-name="ro2">
          <table:table-cell office:value-type="string">
            <text:p>('</text:p>
          </table:table-cell>
          <table:table-cell office:value-type="string">
            <text:p>STATE - MADHYA PRADESH <text:s/>23</text:p>
          </table:table-cell>
          <table:table-cell office:value-type="string">
            <text:p>','</text:p>
          </table:table-cell>
          <table:table-cell office:value-type="string">
            <text:p>Rural</text:p>
          </table:table-cell>
          <table:table-cell office:value-type="string">
            <text:p>','</text:p>
          </table:table-cell>
          <table:table-cell office:value-type="string">
            <text:p>315á561</text:p>
          </table:table-cell>
          <table:table-cell table:formula="of:=SUBSTITUTE([.F28];&quot;á&quot;;&quot;&quot;)" office:value-type="string" office:string-value="315561">
            <text:p>315561</text:p>
          </table:table-cell>
          <table:table-cell office:value-type="string">
            <text:p>','</text:p>
          </table:table-cell>
          <table:table-cell office:value-type="string">
            <text:p>213á056</text:p>
          </table:table-cell>
          <table:table-cell table:formula="of:=SUBSTITUTE([.I28];&quot;á&quot;;&quot;&quot;)" office:value-type="string" office:string-value="213056">
            <text:p>213056</text:p>
          </table:table-cell>
          <table:table-cell office:value-type="string">
            <text:p>','</text:p>
          </table:table-cell>
          <table:table-cell office:value-type="string">
            <text:p>197á601</text:p>
          </table:table-cell>
          <table:table-cell table:formula="of:=SUBSTITUTE([.L28];&quot;á&quot;;&quot;&quot;)" office:value-type="string" office:string-value="197601">
            <text:p>197601</text:p>
          </table:table-cell>
          <table:table-cell office:value-type="string">
            <text:p>','</text:p>
          </table:table-cell>
          <table:table-cell office:value-type="string">
            <text:p>7á398á577</text:p>
          </table:table-cell>
          <table:table-cell table:formula="of:=SUBSTITUTE([.O28];&quot;á&quot;;&quot;&quot;)" office:value-type="string" office:string-value="7398577">
            <text:p>7398577</text:p>
          </table:table-cell>
          <table:table-cell office:value-type="string">
            <text:p>'),</text:p>
          </table:table-cell>
          <table:table-cell table:formula="of:=CONCATENATE([.A28];[.B28];[.C28];[.D28];[.E28];[.G28];[.H28];[.J28];[.K28];[.M28];[.N28];[.P28];[.Q28])" office:value-type="string" office:string-value="('STATE - MADHYA PRADESH  23','Rural','315561','213056','197601','7398577'),">
            <text:p>('STATE - MADHYA PRADESH <text:s/>23','Rural','315561','213056','197601','7398577'),</text:p>
          </table:table-cell>
        </table:table-row>
        <table:table-row table:style-name="ro1">
          <table:table-cell office:value-type="string">
            <text:p>('</text:p>
          </table:table-cell>
          <table:table-cell office:value-type="string">
            <text:p>STATE - MADHYA PRADESH <text:s/>23</text:p>
          </table:table-cell>
          <table:table-cell office:value-type="string">
            <text:p>','</text:p>
          </table:table-cell>
          <table:table-cell office:value-type="string">
            <text:p>Urban</text:p>
          </table:table-cell>
          <table:table-cell office:value-type="string">
            <text:p>','</text:p>
          </table:table-cell>
          <table:table-cell office:value-type="string">
            <text:p>332á437</text:p>
          </table:table-cell>
          <table:table-cell table:formula="of:=SUBSTITUTE([.F29];&quot;á&quot;;&quot;&quot;)" office:value-type="string" office:string-value="332437">
            <text:p>332437</text:p>
          </table:table-cell>
          <table:table-cell office:value-type="string">
            <text:p>','</text:p>
          </table:table-cell>
          <table:table-cell office:value-type="string">
            <text:p>1á148á702</text:p>
          </table:table-cell>
          <table:table-cell table:formula="of:=SUBSTITUTE([.I29];&quot;á&quot;;&quot;&quot;)" office:value-type="string" office:string-value="1148702">
            <text:p>1148702</text:p>
          </table:table-cell>
          <table:table-cell office:value-type="string">
            <text:p>','</text:p>
          </table:table-cell>
          <table:table-cell office:value-type="string">
            <text:p>412á089</text:p>
          </table:table-cell>
          <table:table-cell table:formula="of:=SUBSTITUTE([.L29];&quot;á&quot;;&quot;&quot;)" office:value-type="string" office:string-value="412089">
            <text:p>412089</text:p>
          </table:table-cell>
          <table:table-cell office:value-type="string">
            <text:p>','</text:p>
          </table:table-cell>
          <table:table-cell office:value-type="string">
            <text:p>901á630</text:p>
          </table:table-cell>
          <table:table-cell table:formula="of:=SUBSTITUTE([.O29];&quot;á&quot;;&quot;&quot;)" office:value-type="string" office:string-value="901630">
            <text:p>901630</text:p>
          </table:table-cell>
          <table:table-cell office:value-type="string">
            <text:p>'),</text:p>
          </table:table-cell>
          <table:table-cell table:formula="of:=CONCATENATE([.A29];[.B29];[.C29];[.D29];[.E29];[.G29];[.H29];[.J29];[.K29];[.M29];[.N29];[.P29];[.Q29])" office:value-type="string" office:string-value="('STATE - MADHYA PRADESH  23','Urban','332437','1148702','412089','901630'),">
            <text:p>('STATE - MADHYA PRADESH <text:s/>23','Urban','332437','1148702','412089','901630'),</text:p>
          </table:table-cell>
        </table:table-row>
        <table:table-row table:style-name="ro2">
          <table:table-cell office:value-type="string">
            <text:p>('</text:p>
          </table:table-cell>
          <table:table-cell office:value-type="string">
            <text:p>STATE - MAHARASHTRA <text:s/>27</text:p>
          </table:table-cell>
          <table:table-cell office:value-type="string">
            <text:p>','</text:p>
          </table:table-cell>
          <table:table-cell office:value-type="string">
            <text:p>Rural</text:p>
          </table:table-cell>
          <table:table-cell office:value-type="string">
            <text:p>','</text:p>
          </table:table-cell>
          <table:table-cell office:value-type="string">
            <text:p>1á124á458</text:p>
          </table:table-cell>
          <table:table-cell table:formula="of:=SUBSTITUTE([.F30];&quot;á&quot;;&quot;&quot;)" office:value-type="string" office:string-value="1124458">
            <text:p>1124458</text:p>
          </table:table-cell>
          <table:table-cell office:value-type="string">
            <text:p>','</text:p>
          </table:table-cell>
          <table:table-cell office:value-type="string">
            <text:p>585á470</text:p>
          </table:table-cell>
          <table:table-cell table:formula="of:=SUBSTITUTE([.I30];&quot;á&quot;;&quot;&quot;)" office:value-type="string" office:string-value="585470">
            <text:p>585470</text:p>
          </table:table-cell>
          <table:table-cell office:value-type="string">
            <text:p>','</text:p>
          </table:table-cell>
          <table:table-cell office:value-type="string">
            <text:p>292á008</text:p>
          </table:table-cell>
          <table:table-cell table:formula="of:=SUBSTITUTE([.L30];&quot;á&quot;;&quot;&quot;)" office:value-type="string" office:string-value="292008">
            <text:p>292008</text:p>
          </table:table-cell>
          <table:table-cell office:value-type="string">
            <text:p>','</text:p>
          </table:table-cell>
          <table:table-cell office:value-type="string">
            <text:p>8á991á687</text:p>
          </table:table-cell>
          <table:table-cell table:formula="of:=SUBSTITUTE([.O30];&quot;á&quot;;&quot;&quot;)" office:value-type="string" office:string-value="8991687">
            <text:p>8991687</text:p>
          </table:table-cell>
          <table:table-cell office:value-type="string">
            <text:p>'),</text:p>
          </table:table-cell>
          <table:table-cell table:formula="of:=CONCATENATE([.A30];[.B30];[.C30];[.D30];[.E30];[.G30];[.H30];[.J30];[.K30];[.M30];[.N30];[.P30];[.Q30])" office:value-type="string" office:string-value="('STATE - MAHARASHTRA  27','Rural','1124458','585470','292008','8991687'),">
            <text:p>('STATE - MAHARASHTRA <text:s/>27','Rural','1124458','585470','292008','8991687'),</text:p>
          </table:table-cell>
        </table:table-row>
        <table:table-row table:style-name="ro1">
          <table:table-cell office:value-type="string">
            <text:p>('</text:p>
          </table:table-cell>
          <table:table-cell office:value-type="string">
            <text:p>STATE - MAHARASHTRA <text:s/>27</text:p>
          </table:table-cell>
          <table:table-cell office:value-type="string">
            <text:p>','</text:p>
          </table:table-cell>
          <table:table-cell office:value-type="string">
            <text:p>Urban</text:p>
          </table:table-cell>
          <table:table-cell office:value-type="string">
            <text:p>','</text:p>
          </table:table-cell>
          <table:table-cell office:value-type="string">
            <text:p>571á036</text:p>
          </table:table-cell>
          <table:table-cell table:formula="of:=SUBSTITUTE([.F31];&quot;á&quot;;&quot;&quot;)" office:value-type="string" office:string-value="571036">
            <text:p>571036</text:p>
          </table:table-cell>
          <table:table-cell office:value-type="string">
            <text:p>','</text:p>
          </table:table-cell>
          <table:table-cell office:value-type="string">
            <text:p>3á580á166</text:p>
          </table:table-cell>
          <table:table-cell table:formula="of:=SUBSTITUTE([.I31];&quot;á&quot;;&quot;&quot;)" office:value-type="string" office:string-value="3580166">
            <text:p>3580166</text:p>
          </table:table-cell>
          <table:table-cell office:value-type="string">
            <text:p>','</text:p>
          </table:table-cell>
          <table:table-cell office:value-type="string">
            <text:p>535á330</text:p>
          </table:table-cell>
          <table:table-cell table:formula="of:=SUBSTITUTE([.L31];&quot;á&quot;;&quot;&quot;)" office:value-type="string" office:string-value="535330">
            <text:p>535330</text:p>
          </table:table-cell>
          <table:table-cell office:value-type="string">
            <text:p>','</text:p>
          </table:table-cell>
          <table:table-cell office:value-type="string">
            <text:p>3á382á994</text:p>
          </table:table-cell>
          <table:table-cell table:formula="of:=SUBSTITUTE([.O31];&quot;á&quot;;&quot;&quot;)" office:value-type="string" office:string-value="3382994">
            <text:p>3382994</text:p>
          </table:table-cell>
          <table:table-cell office:value-type="string">
            <text:p>'),</text:p>
          </table:table-cell>
          <table:table-cell table:formula="of:=CONCATENATE([.A31];[.B31];[.C31];[.D31];[.E31];[.G31];[.H31];[.J31];[.K31];[.M31];[.N31];[.P31];[.Q31])" office:value-type="string" office:string-value="('STATE - MAHARASHTRA  27','Urban','571036','3580166','535330','3382994'),">
            <text:p>('STATE - MAHARASHTRA <text:s/>27','Urban','571036','3580166','535330','3382994'),</text:p>
          </table:table-cell>
        </table:table-row>
        <table:table-row table:style-name="ro2">
          <table:table-cell office:value-type="string">
            <text:p>('</text:p>
          </table:table-cell>
          <table:table-cell office:value-type="string">
            <text:p>STATE - MANIPUR <text:s/>14</text:p>
          </table:table-cell>
          <table:table-cell office:value-type="string">
            <text:p>','</text:p>
          </table:table-cell>
          <table:table-cell office:value-type="string">
            <text:p>Rural</text:p>
          </table:table-cell>
          <table:table-cell office:value-type="string">
            <text:p>','</text:p>
          </table:table-cell>
          <table:table-cell office:value-type="string">
            <text:p>198á029</text:p>
          </table:table-cell>
          <table:table-cell table:formula="of:=SUBSTITUTE([.F32];&quot;á&quot;;&quot;&quot;)" office:value-type="string" office:string-value="198029">
            <text:p>198029</text:p>
          </table:table-cell>
          <table:table-cell office:value-type="string">
            <text:p>','</text:p>
          </table:table-cell>
          <table:table-cell office:value-type="string">
            <text:p>13á708</text:p>
          </table:table-cell>
          <table:table-cell table:formula="of:=SUBSTITUTE([.I32];&quot;á&quot;;&quot;&quot;)" office:value-type="string" office:string-value="13708">
            <text:p>13708</text:p>
          </table:table-cell>
          <table:table-cell office:value-type="string">
            <text:p>','</text:p>
          </table:table-cell>
          <table:table-cell office:value-type="string">
            <text:p>17á925</text:p>
          </table:table-cell>
          <table:table-cell table:formula="of:=SUBSTITUTE([.L32];&quot;á&quot;;&quot;&quot;)" office:value-type="string" office:string-value="17925">
            <text:p>17925</text:p>
          </table:table-cell>
          <table:table-cell office:value-type="string">
            <text:p>','</text:p>
          </table:table-cell>
          <table:table-cell office:value-type="string">
            <text:p>66á692</text:p>
          </table:table-cell>
          <table:table-cell table:formula="of:=SUBSTITUTE([.O32];&quot;á&quot;;&quot;&quot;)" office:value-type="string" office:string-value="66692">
            <text:p>66692</text:p>
          </table:table-cell>
          <table:table-cell office:value-type="string">
            <text:p>'),</text:p>
          </table:table-cell>
          <table:table-cell table:formula="of:=CONCATENATE([.A32];[.B32];[.C32];[.D32];[.E32];[.G32];[.H32];[.J32];[.K32];[.M32];[.N32];[.P32];[.Q32])" office:value-type="string" office:string-value="('STATE - MANIPUR  14','Rural','198029','13708','17925','66692'),">
            <text:p>('STATE - MANIPUR <text:s/>14','Rural','198029','13708','17925','66692'),</text:p>
          </table:table-cell>
        </table:table-row>
        <table:table-row table:style-name="ro1">
          <table:table-cell office:value-type="string">
            <text:p>('</text:p>
          </table:table-cell>
          <table:table-cell office:value-type="string">
            <text:p>STATE - MANIPUR <text:s/>14</text:p>
          </table:table-cell>
          <table:table-cell office:value-type="string">
            <text:p>','</text:p>
          </table:table-cell>
          <table:table-cell office:value-type="string">
            <text:p>Urban</text:p>
          </table:table-cell>
          <table:table-cell office:value-type="string">
            <text:p>','</text:p>
          </table:table-cell>
          <table:table-cell office:value-type="string">
            <text:p>67á834</text:p>
          </table:table-cell>
          <table:table-cell table:formula="of:=SUBSTITUTE([.F33];&quot;á&quot;;&quot;&quot;)" office:value-type="string" office:string-value="67834">
            <text:p>67834</text:p>
          </table:table-cell>
          <table:table-cell office:value-type="string">
            <text:p>','</text:p>
          </table:table-cell>
          <table:table-cell office:value-type="string">
            <text:p>20á815</text:p>
          </table:table-cell>
          <table:table-cell table:formula="of:=SUBSTITUTE([.I33];&quot;á&quot;;&quot;&quot;)" office:value-type="string" office:string-value="20815">
            <text:p>20815</text:p>
          </table:table-cell>
          <table:table-cell office:value-type="string">
            <text:p>','</text:p>
          </table:table-cell>
          <table:table-cell office:value-type="string">
            <text:p>7á904</text:p>
          </table:table-cell>
          <table:table-cell table:formula="of:=SUBSTITUTE([.L33];&quot;á&quot;;&quot;&quot;)" office:value-type="string" office:string-value="7904">
            <text:p>7904</text:p>
          </table:table-cell>
          <table:table-cell office:value-type="string">
            <text:p>','</text:p>
          </table:table-cell>
          <table:table-cell office:value-type="string">
            <text:p>4á749</text:p>
          </table:table-cell>
          <table:table-cell table:formula="of:=SUBSTITUTE([.O33];&quot;á&quot;;&quot;&quot;)" office:value-type="string" office:string-value="4749">
            <text:p>4749</text:p>
          </table:table-cell>
          <table:table-cell office:value-type="string">
            <text:p>'),</text:p>
          </table:table-cell>
          <table:table-cell table:formula="of:=CONCATENATE([.A33];[.B33];[.C33];[.D33];[.E33];[.G33];[.H33];[.J33];[.K33];[.M33];[.N33];[.P33];[.Q33])" office:value-type="string" office:string-value="('STATE - MANIPUR  14','Urban','67834','20815','7904','4749'),">
            <text:p>('STATE - MANIPUR <text:s/>14','Urban','67834','20815','7904','4749'),</text:p>
          </table:table-cell>
        </table:table-row>
        <table:table-row table:style-name="ro2">
          <table:table-cell office:value-type="string">
            <text:p>('</text:p>
          </table:table-cell>
          <table:table-cell office:value-type="string">
            <text:p>STATE - MEGHALAYA <text:s/>17</text:p>
          </table:table-cell>
          <table:table-cell office:value-type="string">
            <text:p>','</text:p>
          </table:table-cell>
          <table:table-cell office:value-type="string">
            <text:p>Rural</text:p>
          </table:table-cell>
          <table:table-cell office:value-type="string">
            <text:p>','</text:p>
          </table:table-cell>
          <table:table-cell office:value-type="string">
            <text:p>98á370</text:p>
          </table:table-cell>
          <table:table-cell table:formula="of:=SUBSTITUTE([.F34];&quot;á&quot;;&quot;&quot;)" office:value-type="string" office:string-value="98370">
            <text:p>98370</text:p>
          </table:table-cell>
          <table:table-cell office:value-type="string">
            <text:p>','</text:p>
          </table:table-cell>
          <table:table-cell office:value-type="string">
            <text:p>12á339</text:p>
          </table:table-cell>
          <table:table-cell table:formula="of:=SUBSTITUTE([.I34];&quot;á&quot;;&quot;&quot;)" office:value-type="string" office:string-value="12339">
            <text:p>12339</text:p>
          </table:table-cell>
          <table:table-cell office:value-type="string">
            <text:p>','</text:p>
          </table:table-cell>
          <table:table-cell office:value-type="string">
            <text:p>21á490</text:p>
          </table:table-cell>
          <table:table-cell table:formula="of:=SUBSTITUTE([.L34];&quot;á&quot;;&quot;&quot;)" office:value-type="string" office:string-value="21490">
            <text:p>21490</text:p>
          </table:table-cell>
          <table:table-cell office:value-type="string">
            <text:p>','</text:p>
          </table:table-cell>
          <table:table-cell office:value-type="string">
            <text:p>197á479</text:p>
          </table:table-cell>
          <table:table-cell table:formula="of:=SUBSTITUTE([.O34];&quot;á&quot;;&quot;&quot;)" office:value-type="string" office:string-value="197479">
            <text:p>197479</text:p>
          </table:table-cell>
          <table:table-cell office:value-type="string">
            <text:p>'),</text:p>
          </table:table-cell>
          <table:table-cell table:formula="of:=CONCATENATE([.A34];[.B34];[.C34];[.D34];[.E34];[.G34];[.H34];[.J34];[.K34];[.M34];[.N34];[.P34];[.Q34])" office:value-type="string" office:string-value="('STATE - MEGHALAYA  17','Rural','98370','12339','21490','197479'),">
            <text:p>('STATE - MEGHALAYA <text:s/>17','Rural','98370','12339','21490','197479'),</text:p>
          </table:table-cell>
        </table:table-row>
        <table:table-row table:style-name="ro1">
          <table:table-cell office:value-type="string">
            <text:p>('</text:p>
          </table:table-cell>
          <table:table-cell office:value-type="string">
            <text:p>STATE - MEGHALAYA <text:s/>17</text:p>
          </table:table-cell>
          <table:table-cell office:value-type="string">
            <text:p>','</text:p>
          </table:table-cell>
          <table:table-cell office:value-type="string">
            <text:p>Urban</text:p>
          </table:table-cell>
          <table:table-cell office:value-type="string">
            <text:p>','</text:p>
          </table:table-cell>
          <table:table-cell office:value-type="string">
            <text:p>30á005</text:p>
          </table:table-cell>
          <table:table-cell table:formula="of:=SUBSTITUTE([.F35];&quot;á&quot;;&quot;&quot;)" office:value-type="string" office:string-value="30005">
            <text:p>30005</text:p>
          </table:table-cell>
          <table:table-cell office:value-type="string">
            <text:p>','</text:p>
          </table:table-cell>
          <table:table-cell office:value-type="string">
            <text:p>39á435</text:p>
          </table:table-cell>
          <table:table-cell table:formula="of:=SUBSTITUTE([.I35];&quot;á&quot;;&quot;&quot;)" office:value-type="string" office:string-value="39435">
            <text:p>39435</text:p>
          </table:table-cell>
          <table:table-cell office:value-type="string">
            <text:p>','</text:p>
          </table:table-cell>
          <table:table-cell office:value-type="string">
            <text:p>13á505</text:p>
          </table:table-cell>
          <table:table-cell table:formula="of:=SUBSTITUTE([.L35];&quot;á&quot;;&quot;&quot;)" office:value-type="string" office:string-value="13505">
            <text:p>13505</text:p>
          </table:table-cell>
          <table:table-cell office:value-type="string">
            <text:p>','</text:p>
          </table:table-cell>
          <table:table-cell office:value-type="string">
            <text:p>7á623</text:p>
          </table:table-cell>
          <table:table-cell table:formula="of:=SUBSTITUTE([.O35];&quot;á&quot;;&quot;&quot;)" office:value-type="string" office:string-value="7623">
            <text:p>7623</text:p>
          </table:table-cell>
          <table:table-cell office:value-type="string">
            <text:p>'),</text:p>
          </table:table-cell>
          <table:table-cell table:formula="of:=CONCATENATE([.A35];[.B35];[.C35];[.D35];[.E35];[.G35];[.H35];[.J35];[.K35];[.M35];[.N35];[.P35];[.Q35])" office:value-type="string" office:string-value="('STATE - MEGHALAYA  17','Urban','30005','39435','13505','7623'),">
            <text:p>('STATE - MEGHALAYA <text:s/>17','Urban','30005','39435','13505','7623'),</text:p>
          </table:table-cell>
        </table:table-row>
        <table:table-row table:style-name="ro2">
          <table:table-cell office:value-type="string">
            <text:p>('</text:p>
          </table:table-cell>
          <table:table-cell office:value-type="string">
            <text:p>STATE - MIZORAM <text:s/>15</text:p>
          </table:table-cell>
          <table:table-cell office:value-type="string">
            <text:p>','</text:p>
          </table:table-cell>
          <table:table-cell office:value-type="string">
            <text:p>Rural</text:p>
          </table:table-cell>
          <table:table-cell office:value-type="string">
            <text:p>','</text:p>
          </table:table-cell>
          <table:table-cell office:value-type="string">
            <text:p>55á677</text:p>
          </table:table-cell>
          <table:table-cell table:formula="of:=SUBSTITUTE([.F36];&quot;á&quot;;&quot;&quot;)" office:value-type="string" office:string-value="55677">
            <text:p>55677</text:p>
          </table:table-cell>
          <table:table-cell office:value-type="string">
            <text:p>','</text:p>
          </table:table-cell>
          <table:table-cell office:value-type="string">
            <text:p>3á271</text:p>
          </table:table-cell>
          <table:table-cell table:formula="of:=SUBSTITUTE([.I36];&quot;á&quot;;&quot;&quot;)" office:value-type="string" office:string-value="3271">
            <text:p>3271</text:p>
          </table:table-cell>
          <table:table-cell office:value-type="string">
            <text:p>','</text:p>
          </table:table-cell>
          <table:table-cell office:value-type="string">
            <text:p>4á337</text:p>
          </table:table-cell>
          <table:table-cell table:formula="of:=SUBSTITUTE([.L36];&quot;á&quot;;&quot;&quot;)" office:value-type="string" office:string-value="4337">
            <text:p>4337</text:p>
          </table:table-cell>
          <table:table-cell office:value-type="string">
            <text:p>','</text:p>
          </table:table-cell>
          <table:table-cell office:value-type="string">
            <text:p>16á077</text:p>
          </table:table-cell>
          <table:table-cell table:formula="of:=SUBSTITUTE([.O36];&quot;á&quot;;&quot;&quot;)" office:value-type="string" office:string-value="16077">
            <text:p>16077</text:p>
          </table:table-cell>
          <table:table-cell office:value-type="string">
            <text:p>'),</text:p>
          </table:table-cell>
          <table:table-cell table:formula="of:=CONCATENATE([.A36];[.B36];[.C36];[.D36];[.E36];[.G36];[.H36];[.J36];[.K36];[.M36];[.N36];[.P36];[.Q36])" office:value-type="string" office:string-value="('STATE - MIZORAM  15','Rural','55677','3271','4337','16077'),">
            <text:p>('STATE - MIZORAM <text:s/>15','Rural','55677','3271','4337','16077'),</text:p>
          </table:table-cell>
        </table:table-row>
        <table:table-row table:style-name="ro1">
          <table:table-cell office:value-type="string">
            <text:p>('</text:p>
          </table:table-cell>
          <table:table-cell office:value-type="string">
            <text:p>STATE - MIZORAM <text:s/>15</text:p>
          </table:table-cell>
          <table:table-cell office:value-type="string">
            <text:p>','</text:p>
          </table:table-cell>
          <table:table-cell office:value-type="string">
            <text:p>Urban</text:p>
          </table:table-cell>
          <table:table-cell office:value-type="string">
            <text:p>','</text:p>
          </table:table-cell>
          <table:table-cell office:value-type="string">
            <text:p>44á477</text:p>
          </table:table-cell>
          <table:table-cell table:formula="of:=SUBSTITUTE([.F37];&quot;á&quot;;&quot;&quot;)" office:value-type="string" office:string-value="44477">
            <text:p>44477</text:p>
          </table:table-cell>
          <table:table-cell office:value-type="string">
            <text:p>','</text:p>
          </table:table-cell>
          <table:table-cell office:value-type="string">
            <text:p>28á170</text:p>
          </table:table-cell>
          <table:table-cell table:formula="of:=SUBSTITUTE([.I37];&quot;á&quot;;&quot;&quot;)" office:value-type="string" office:string-value="28170">
            <text:p>28170</text:p>
          </table:table-cell>
          <table:table-cell office:value-type="string">
            <text:p>','</text:p>
          </table:table-cell>
          <table:table-cell office:value-type="string">
            <text:p>7á353</text:p>
          </table:table-cell>
          <table:table-cell table:formula="of:=SUBSTITUTE([.L37];&quot;á&quot;;&quot;&quot;)" office:value-type="string" office:string-value="7353">
            <text:p>7353</text:p>
          </table:table-cell>
          <table:table-cell office:value-type="string">
            <text:p>','</text:p>
          </table:table-cell>
          <table:table-cell office:value-type="string">
            <text:p>1á604</text:p>
          </table:table-cell>
          <table:table-cell table:formula="of:=SUBSTITUTE([.O37];&quot;á&quot;;&quot;&quot;)" office:value-type="string" office:string-value="1604">
            <text:p>1604</text:p>
          </table:table-cell>
          <table:table-cell office:value-type="string">
            <text:p>'),</text:p>
          </table:table-cell>
          <table:table-cell table:formula="of:=CONCATENATE([.A37];[.B37];[.C37];[.D37];[.E37];[.G37];[.H37];[.J37];[.K37];[.M37];[.N37];[.P37];[.Q37])" office:value-type="string" office:string-value="('STATE - MIZORAM  15','Urban','44477','28170','7353','1604'),">
            <text:p>('STATE - MIZORAM <text:s/>15','Urban','44477','28170','7353','1604'),</text:p>
          </table:table-cell>
        </table:table-row>
        <table:table-row table:style-name="ro2">
          <table:table-cell office:value-type="string">
            <text:p>('</text:p>
          </table:table-cell>
          <table:table-cell office:value-type="string">
            <text:p>STATE - NAGALAND <text:s/>13</text:p>
          </table:table-cell>
          <table:table-cell office:value-type="string">
            <text:p>','</text:p>
          </table:table-cell>
          <table:table-cell office:value-type="string">
            <text:p>Rural</text:p>
          </table:table-cell>
          <table:table-cell office:value-type="string">
            <text:p>','</text:p>
          </table:table-cell>
          <table:table-cell office:value-type="string">
            <text:p>125á410</text:p>
          </table:table-cell>
          <table:table-cell table:formula="of:=SUBSTITUTE([.F38];&quot;á&quot;;&quot;&quot;)" office:value-type="string" office:string-value="125410">
            <text:p>125410</text:p>
          </table:table-cell>
          <table:table-cell office:value-type="string">
            <text:p>','</text:p>
          </table:table-cell>
          <table:table-cell office:value-type="string">
            <text:p>15á705</text:p>
          </table:table-cell>
          <table:table-cell table:formula="of:=SUBSTITUTE([.I38];&quot;á&quot;;&quot;&quot;)" office:value-type="string" office:string-value="15705">
            <text:p>15705</text:p>
          </table:table-cell>
          <table:table-cell office:value-type="string">
            <text:p>','</text:p>
          </table:table-cell>
          <table:table-cell office:value-type="string">
            <text:p>30á410</text:p>
          </table:table-cell>
          <table:table-cell table:formula="of:=SUBSTITUTE([.L38];&quot;á&quot;;&quot;&quot;)" office:value-type="string" office:string-value="30410">
            <text:p>30410</text:p>
          </table:table-cell>
          <table:table-cell office:value-type="string">
            <text:p>','</text:p>
          </table:table-cell>
          <table:table-cell office:value-type="string">
            <text:p>93á809</text:p>
          </table:table-cell>
          <table:table-cell table:formula="of:=SUBSTITUTE([.O38];&quot;á&quot;;&quot;&quot;)" office:value-type="string" office:string-value="93809">
            <text:p>93809</text:p>
          </table:table-cell>
          <table:table-cell office:value-type="string">
            <text:p>'),</text:p>
          </table:table-cell>
          <table:table-cell table:formula="of:=CONCATENATE([.A38];[.B38];[.C38];[.D38];[.E38];[.G38];[.H38];[.J38];[.K38];[.M38];[.N38];[.P38];[.Q38])" office:value-type="string" office:string-value="('STATE - NAGALAND  13','Rural','125410','15705','30410','93809'),">
            <text:p>('STATE - NAGALAND <text:s/>13','Rural','125410','15705','30410','93809'),</text:p>
          </table:table-cell>
        </table:table-row>
        <table:table-row table:style-name="ro1">
          <table:table-cell office:value-type="string">
            <text:p>('</text:p>
          </table:table-cell>
          <table:table-cell office:value-type="string">
            <text:p>STATE - NAGALAND <text:s/>13</text:p>
          </table:table-cell>
          <table:table-cell office:value-type="string">
            <text:p>','</text:p>
          </table:table-cell>
          <table:table-cell office:value-type="string">
            <text:p>Urban</text:p>
          </table:table-cell>
          <table:table-cell office:value-type="string">
            <text:p>','</text:p>
          </table:table-cell>
          <table:table-cell office:value-type="string">
            <text:p>27á000</text:p>
          </table:table-cell>
          <table:table-cell table:formula="of:=SUBSTITUTE([.F39];&quot;á&quot;;&quot;&quot;)" office:value-type="string" office:string-value="27000">
            <text:p>27000</text:p>
          </table:table-cell>
          <table:table-cell office:value-type="string">
            <text:p>','</text:p>
          </table:table-cell>
          <table:table-cell office:value-type="string">
            <text:p>13á255</text:p>
          </table:table-cell>
          <table:table-cell table:formula="of:=SUBSTITUTE([.I39];&quot;á&quot;;&quot;&quot;)" office:value-type="string" office:string-value="13255">
            <text:p>13255</text:p>
          </table:table-cell>
          <table:table-cell office:value-type="string">
            <text:p>','</text:p>
          </table:table-cell>
          <table:table-cell office:value-type="string">
            <text:p>22á539</text:p>
          </table:table-cell>
          <table:table-cell table:formula="of:=SUBSTITUTE([.L39];&quot;á&quot;;&quot;&quot;)" office:value-type="string" office:string-value="22539">
            <text:p>22539</text:p>
          </table:table-cell>
          <table:table-cell office:value-type="string">
            <text:p>','</text:p>
          </table:table-cell>
          <table:table-cell office:value-type="string">
            <text:p>3á922</text:p>
          </table:table-cell>
          <table:table-cell table:formula="of:=SUBSTITUTE([.O39];&quot;á&quot;;&quot;&quot;)" office:value-type="string" office:string-value="3922">
            <text:p>3922</text:p>
          </table:table-cell>
          <table:table-cell office:value-type="string">
            <text:p>'),</text:p>
          </table:table-cell>
          <table:table-cell table:formula="of:=CONCATENATE([.A39];[.B39];[.C39];[.D39];[.E39];[.G39];[.H39];[.J39];[.K39];[.M39];[.N39];[.P39];[.Q39])" office:value-type="string" office:string-value="('STATE - NAGALAND  13','Urban','27000','13255','22539','3922'),">
            <text:p>('STATE - NAGALAND <text:s/>13','Urban','27000','13255','22539','3922'),</text:p>
          </table:table-cell>
        </table:table-row>
        <table:table-row table:style-name="ro2">
          <table:table-cell office:value-type="string">
            <text:p>('</text:p>
          </table:table-cell>
          <table:table-cell office:value-type="string">
            <text:p>STATE - ORISSA <text:s/>21</text:p>
          </table:table-cell>
          <table:table-cell office:value-type="string">
            <text:p>','</text:p>
          </table:table-cell>
          <table:table-cell office:value-type="string">
            <text:p>Rural</text:p>
          </table:table-cell>
          <table:table-cell office:value-type="string">
            <text:p>','</text:p>
          </table:table-cell>
          <table:table-cell office:value-type="string">
            <text:p>209á472</text:p>
          </table:table-cell>
          <table:table-cell table:formula="of:=SUBSTITUTE([.F40];&quot;á&quot;;&quot;&quot;)" office:value-type="string" office:string-value="209472">
            <text:p>209472</text:p>
          </table:table-cell>
          <table:table-cell office:value-type="string">
            <text:p>','</text:p>
          </table:table-cell>
          <table:table-cell office:value-type="string">
            <text:p>223á290</text:p>
          </table:table-cell>
          <table:table-cell table:formula="of:=SUBSTITUTE([.I40];&quot;á&quot;;&quot;&quot;)" office:value-type="string" office:string-value="223290">
            <text:p>223290</text:p>
          </table:table-cell>
          <table:table-cell office:value-type="string">
            <text:p>','</text:p>
          </table:table-cell>
          <table:table-cell office:value-type="string">
            <text:p>90á510</text:p>
          </table:table-cell>
          <table:table-cell table:formula="of:=SUBSTITUTE([.L40];&quot;á&quot;;&quot;&quot;)" office:value-type="string" office:string-value="90510">
            <text:p>90510</text:p>
          </table:table-cell>
          <table:table-cell office:value-type="string">
            <text:p>','</text:p>
          </table:table-cell>
          <table:table-cell office:value-type="string">
            <text:p>6á259á607</text:p>
          </table:table-cell>
          <table:table-cell table:formula="of:=SUBSTITUTE([.O40];&quot;á&quot;;&quot;&quot;)" office:value-type="string" office:string-value="6259607">
            <text:p>6259607</text:p>
          </table:table-cell>
          <table:table-cell office:value-type="string">
            <text:p>'),</text:p>
          </table:table-cell>
          <table:table-cell table:formula="of:=CONCATENATE([.A40];[.B40];[.C40];[.D40];[.E40];[.G40];[.H40];[.J40];[.K40];[.M40];[.N40];[.P40];[.Q40])" office:value-type="string" office:string-value="('STATE - ORISSA  21','Rural','209472','223290','90510','6259607'),">
            <text:p>('STATE - ORISSA <text:s/>21','Rural','209472','223290','90510','6259607'),</text:p>
          </table:table-cell>
        </table:table-row>
        <table:table-row table:style-name="ro1">
          <table:table-cell office:value-type="string">
            <text:p>('</text:p>
          </table:table-cell>
          <table:table-cell office:value-type="string">
            <text:p>STATE - ORISSA <text:s/>21</text:p>
          </table:table-cell>
          <table:table-cell office:value-type="string">
            <text:p>','</text:p>
          </table:table-cell>
          <table:table-cell office:value-type="string">
            <text:p>Urban</text:p>
          </table:table-cell>
          <table:table-cell office:value-type="string">
            <text:p>','</text:p>
          </table:table-cell>
          <table:table-cell office:value-type="string">
            <text:p>103á055</text:p>
          </table:table-cell>
          <table:table-cell table:formula="of:=SUBSTITUTE([.F41];&quot;á&quot;;&quot;&quot;)" office:value-type="string" office:string-value="103055">
            <text:p>103055</text:p>
          </table:table-cell>
          <table:table-cell office:value-type="string">
            <text:p>','</text:p>
          </table:table-cell>
          <table:table-cell office:value-type="string">
            <text:p>468á113</text:p>
          </table:table-cell>
          <table:table-cell table:formula="of:=SUBSTITUTE([.I41];&quot;á&quot;;&quot;&quot;)" office:value-type="string" office:string-value="468113">
            <text:p>468113</text:p>
          </table:table-cell>
          <table:table-cell office:value-type="string">
            <text:p>','</text:p>
          </table:table-cell>
          <table:table-cell office:value-type="string">
            <text:p>77á767</text:p>
          </table:table-cell>
          <table:table-cell table:formula="of:=SUBSTITUTE([.L41];&quot;á&quot;;&quot;&quot;)" office:value-type="string" office:string-value="77767">
            <text:p>77767</text:p>
          </table:table-cell>
          <table:table-cell office:value-type="string">
            <text:p>','</text:p>
          </table:table-cell>
          <table:table-cell office:value-type="string">
            <text:p>438á313</text:p>
          </table:table-cell>
          <table:table-cell table:formula="of:=SUBSTITUTE([.O41];&quot;á&quot;;&quot;&quot;)" office:value-type="string" office:string-value="438313">
            <text:p>438313</text:p>
          </table:table-cell>
          <table:table-cell office:value-type="string">
            <text:p>'),</text:p>
          </table:table-cell>
          <table:table-cell table:formula="of:=CONCATENATE([.A41];[.B41];[.C41];[.D41];[.E41];[.G41];[.H41];[.J41];[.K41];[.M41];[.N41];[.P41];[.Q41])" office:value-type="string" office:string-value="('STATE - ORISSA  21','Urban','103055','468113','77767','438313'),">
            <text:p>('STATE - ORISSA <text:s/>21','Urban','103055','468113','77767','438313'),</text:p>
          </table:table-cell>
        </table:table-row>
        <table:table-row table:style-name="ro2">
          <table:table-cell office:value-type="string">
            <text:p>('</text:p>
          </table:table-cell>
          <table:table-cell office:value-type="string">
            <text:p>STATE - PUNJAB <text:s/>03</text:p>
          </table:table-cell>
          <table:table-cell office:value-type="string">
            <text:p>','</text:p>
          </table:table-cell>
          <table:table-cell office:value-type="string">
            <text:p>Rural</text:p>
          </table:table-cell>
          <table:table-cell office:value-type="string">
            <text:p>','</text:p>
          </table:table-cell>
          <table:table-cell office:value-type="string">
            <text:p>731á747</text:p>
          </table:table-cell>
          <table:table-cell table:formula="of:=SUBSTITUTE([.F42];&quot;á&quot;;&quot;&quot;)" office:value-type="string" office:string-value="731747">
            <text:p>731747</text:p>
          </table:table-cell>
          <table:table-cell office:value-type="string">
            <text:p>','</text:p>
          </table:table-cell>
          <table:table-cell office:value-type="string">
            <text:p>177á292</text:p>
          </table:table-cell>
          <table:table-cell table:formula="of:=SUBSTITUTE([.I42];&quot;á&quot;;&quot;&quot;)" office:value-type="string" office:string-value="177292">
            <text:p>177292</text:p>
          </table:table-cell>
          <table:table-cell office:value-type="string">
            <text:p>','</text:p>
          </table:table-cell>
          <table:table-cell office:value-type="string">
            <text:p>226á487</text:p>
          </table:table-cell>
          <table:table-cell table:formula="of:=SUBSTITUTE([.L42];&quot;á&quot;;&quot;&quot;)" office:value-type="string" office:string-value="226487">
            <text:p>226487</text:p>
          </table:table-cell>
          <table:table-cell office:value-type="string">
            <text:p>','</text:p>
          </table:table-cell>
          <table:table-cell office:value-type="string">
            <text:p>1á639á936</text:p>
          </table:table-cell>
          <table:table-cell table:formula="of:=SUBSTITUTE([.O42];&quot;á&quot;;&quot;&quot;)" office:value-type="string" office:string-value="1639936">
            <text:p>1639936</text:p>
          </table:table-cell>
          <table:table-cell office:value-type="string">
            <text:p>'),</text:p>
          </table:table-cell>
          <table:table-cell table:formula="of:=CONCATENATE([.A42];[.B42];[.C42];[.D42];[.E42];[.G42];[.H42];[.J42];[.K42];[.M42];[.N42];[.P42];[.Q42])" office:value-type="string" office:string-value="('STATE - PUNJAB  03','Rural','731747','177292','226487','1639936'),">
            <text:p>('STATE - PUNJAB <text:s/>03','Rural','731747','177292','226487','1639936'),</text:p>
          </table:table-cell>
        </table:table-row>
        <table:table-row table:style-name="ro1">
          <table:table-cell office:value-type="string">
            <text:p>('</text:p>
          </table:table-cell>
          <table:table-cell office:value-type="string">
            <text:p>STATE - PUNJAB <text:s/>03</text:p>
          </table:table-cell>
          <table:table-cell office:value-type="string">
            <text:p>','</text:p>
          </table:table-cell>
          <table:table-cell office:value-type="string">
            <text:p>Urban</text:p>
          </table:table-cell>
          <table:table-cell office:value-type="string">
            <text:p>','</text:p>
          </table:table-cell>
          <table:table-cell office:value-type="string">
            <text:p>305á813</text:p>
          </table:table-cell>
          <table:table-cell table:formula="of:=SUBSTITUTE([.F43];&quot;á&quot;;&quot;&quot;)" office:value-type="string" office:string-value="305813">
            <text:p>305813</text:p>
          </table:table-cell>
          <table:table-cell office:value-type="string">
            <text:p>','</text:p>
          </table:table-cell>
          <table:table-cell office:value-type="string">
            <text:p>692á949</text:p>
          </table:table-cell>
          <table:table-cell table:formula="of:=SUBSTITUTE([.I43];&quot;á&quot;;&quot;&quot;)" office:value-type="string" office:string-value="692949">
            <text:p>692949</text:p>
          </table:table-cell>
          <table:table-cell office:value-type="string">
            <text:p>','</text:p>
          </table:table-cell>
          <table:table-cell office:value-type="string">
            <text:p>290á145</text:p>
          </table:table-cell>
          <table:table-cell table:formula="of:=SUBSTITUTE([.L43];&quot;á&quot;;&quot;&quot;)" office:value-type="string" office:string-value="290145">
            <text:p>290145</text:p>
          </table:table-cell>
          <table:table-cell office:value-type="string">
            <text:p>','</text:p>
          </table:table-cell>
          <table:table-cell office:value-type="string">
            <text:p>200á787</text:p>
          </table:table-cell>
          <table:table-cell table:formula="of:=SUBSTITUTE([.O43];&quot;á&quot;;&quot;&quot;)" office:value-type="string" office:string-value="200787">
            <text:p>200787</text:p>
          </table:table-cell>
          <table:table-cell office:value-type="string">
            <text:p>'),</text:p>
          </table:table-cell>
          <table:table-cell table:formula="of:=CONCATENATE([.A43];[.B43];[.C43];[.D43];[.E43];[.G43];[.H43];[.J43];[.K43];[.M43];[.N43];[.P43];[.Q43])" office:value-type="string" office:string-value="('STATE - PUNJAB  03','Urban','305813','692949','290145','200787'),">
            <text:p>('STATE - PUNJAB <text:s/>03','Urban','305813','692949','290145','200787'),</text:p>
          </table:table-cell>
        </table:table-row>
        <table:table-row table:style-name="ro2">
          <table:table-cell office:value-type="string">
            <text:p>('</text:p>
          </table:table-cell>
          <table:table-cell office:value-type="string">
            <text:p>STATE - RAJASTHAN <text:s/>08</text:p>
          </table:table-cell>
          <table:table-cell office:value-type="string">
            <text:p>','</text:p>
          </table:table-cell>
          <table:table-cell office:value-type="string">
            <text:p>Rural</text:p>
          </table:table-cell>
          <table:table-cell office:value-type="string">
            <text:p>','</text:p>
          </table:table-cell>
          <table:table-cell office:value-type="string">
            <text:p>579á921</text:p>
          </table:table-cell>
          <table:table-cell table:formula="of:=SUBSTITUTE([.F44];&quot;á&quot;;&quot;&quot;)" office:value-type="string" office:string-value="579921">
            <text:p>579921</text:p>
          </table:table-cell>
          <table:table-cell office:value-type="string">
            <text:p>','</text:p>
          </table:table-cell>
          <table:table-cell office:value-type="string">
            <text:p>227á428</text:p>
          </table:table-cell>
          <table:table-cell table:formula="of:=SUBSTITUTE([.I44];&quot;á&quot;;&quot;&quot;)" office:value-type="string" office:string-value="227428">
            <text:p>227428</text:p>
          </table:table-cell>
          <table:table-cell office:value-type="string">
            <text:p>','</text:p>
          </table:table-cell>
          <table:table-cell office:value-type="string">
            <text:p>238á036</text:p>
          </table:table-cell>
          <table:table-cell table:formula="of:=SUBSTITUTE([.L44];&quot;á&quot;;&quot;&quot;)" office:value-type="string" office:string-value="238036">
            <text:p>238036</text:p>
          </table:table-cell>
          <table:table-cell office:value-type="string">
            <text:p>','</text:p>
          </table:table-cell>
          <table:table-cell office:value-type="string">
            <text:p>6á111á318</text:p>
          </table:table-cell>
          <table:table-cell table:formula="of:=SUBSTITUTE([.O44];&quot;á&quot;;&quot;&quot;)" office:value-type="string" office:string-value="6111318">
            <text:p>6111318</text:p>
          </table:table-cell>
          <table:table-cell office:value-type="string">
            <text:p>'),</text:p>
          </table:table-cell>
          <table:table-cell table:formula="of:=CONCATENATE([.A44];[.B44];[.C44];[.D44];[.E44];[.G44];[.H44];[.J44];[.K44];[.M44];[.N44];[.P44];[.Q44])" office:value-type="string" office:string-value="('STATE - RAJASTHAN  08','Rural','579921','227428','238036','6111318'),">
            <text:p>('STATE - RAJASTHAN <text:s/>08','Rural','579921','227428','238036','6111318'),</text:p>
          </table:table-cell>
        </table:table-row>
        <table:table-row table:style-name="ro1">
          <table:table-cell office:value-type="string">
            <text:p>('</text:p>
          </table:table-cell>
          <table:table-cell office:value-type="string">
            <text:p>STATE - RAJASTHAN <text:s/>08</text:p>
          </table:table-cell>
          <table:table-cell office:value-type="string">
            <text:p>','</text:p>
          </table:table-cell>
          <table:table-cell office:value-type="string">
            <text:p>Urban</text:p>
          </table:table-cell>
          <table:table-cell office:value-type="string">
            <text:p>','</text:p>
          </table:table-cell>
          <table:table-cell office:value-type="string">
            <text:p>397á910</text:p>
          </table:table-cell>
          <table:table-cell table:formula="of:=SUBSTITUTE([.F45];&quot;á&quot;;&quot;&quot;)" office:value-type="string" office:string-value="397910">
            <text:p>397910</text:p>
          </table:table-cell>
          <table:table-cell office:value-type="string">
            <text:p>','</text:p>
          </table:table-cell>
          <table:table-cell office:value-type="string">
            <text:p>886á868</text:p>
          </table:table-cell>
          <table:table-cell table:formula="of:=SUBSTITUTE([.I45];&quot;á&quot;;&quot;&quot;)" office:value-type="string" office:string-value="886868">
            <text:p>886868</text:p>
          </table:table-cell>
          <table:table-cell office:value-type="string">
            <text:p>','</text:p>
          </table:table-cell>
          <table:table-cell office:value-type="string">
            <text:p>378á726</text:p>
          </table:table-cell>
          <table:table-cell table:formula="of:=SUBSTITUTE([.L45];&quot;á&quot;;&quot;&quot;)" office:value-type="string" office:string-value="378726">
            <text:p>378726</text:p>
          </table:table-cell>
          <table:table-cell office:value-type="string">
            <text:p>','</text:p>
          </table:table-cell>
          <table:table-cell office:value-type="string">
            <text:p>522á087</text:p>
          </table:table-cell>
          <table:table-cell table:formula="of:=SUBSTITUTE([.O45];&quot;á&quot;;&quot;&quot;)" office:value-type="string" office:string-value="522087">
            <text:p>522087</text:p>
          </table:table-cell>
          <table:table-cell office:value-type="string">
            <text:p>'),</text:p>
          </table:table-cell>
          <table:table-cell table:formula="of:=CONCATENATE([.A45];[.B45];[.C45];[.D45];[.E45];[.G45];[.H45];[.J45];[.K45];[.M45];[.N45];[.P45];[.Q45])" office:value-type="string" office:string-value="('STATE - RAJASTHAN  08','Urban','397910','886868','378726','522087'),">
            <text:p>('STATE - RAJASTHAN <text:s/>08','Urban','397910','886868','378726','522087'),</text:p>
          </table:table-cell>
        </table:table-row>
        <table:table-row table:style-name="ro2">
          <table:table-cell office:value-type="string">
            <text:p>('</text:p>
          </table:table-cell>
          <table:table-cell office:value-type="string">
            <text:p>STATE - SIKKIM <text:s/>11</text:p>
          </table:table-cell>
          <table:table-cell office:value-type="string">
            <text:p>','</text:p>
          </table:table-cell>
          <table:table-cell office:value-type="string">
            <text:p>Rural</text:p>
          </table:table-cell>
          <table:table-cell office:value-type="string">
            <text:p>','</text:p>
          </table:table-cell>
          <table:table-cell office:value-type="string">
            <text:p>27á296</text:p>
          </table:table-cell>
          <table:table-cell table:formula="of:=SUBSTITUTE([.F46];&quot;á&quot;;&quot;&quot;)" office:value-type="string" office:string-value="27296">
            <text:p>27296</text:p>
          </table:table-cell>
          <table:table-cell office:value-type="string">
            <text:p>','</text:p>
          </table:table-cell>
          <table:table-cell office:value-type="string">
            <text:p>22á326</text:p>
          </table:table-cell>
          <table:table-cell table:formula="of:=SUBSTITUTE([.I46];&quot;á&quot;;&quot;&quot;)" office:value-type="string" office:string-value="22326">
            <text:p>22326</text:p>
          </table:table-cell>
          <table:table-cell office:value-type="string">
            <text:p>','</text:p>
          </table:table-cell>
          <table:table-cell office:value-type="string">
            <text:p>4á816</text:p>
          </table:table-cell>
          <table:table-cell table:formula="of:=SUBSTITUTE([.L46];&quot;á&quot;;&quot;&quot;)" office:value-type="string" office:string-value="4816">
            <text:p>4816</text:p>
          </table:table-cell>
          <table:table-cell office:value-type="string">
            <text:p>','</text:p>
          </table:table-cell>
          <table:table-cell office:value-type="string">
            <text:p>37á285</text:p>
          </table:table-cell>
          <table:table-cell table:formula="of:=SUBSTITUTE([.O46];&quot;á&quot;;&quot;&quot;)" office:value-type="string" office:string-value="37285">
            <text:p>37285</text:p>
          </table:table-cell>
          <table:table-cell office:value-type="string">
            <text:p>'),</text:p>
          </table:table-cell>
          <table:table-cell table:formula="of:=CONCATENATE([.A46];[.B46];[.C46];[.D46];[.E46];[.G46];[.H46];[.J46];[.K46];[.M46];[.N46];[.P46];[.Q46])" office:value-type="string" office:string-value="('STATE - SIKKIM  11','Rural','27296','22326','4816','37285'),">
            <text:p>('STATE - SIKKIM <text:s/>11','Rural','27296','22326','4816','37285'),</text:p>
          </table:table-cell>
        </table:table-row>
        <table:table-row table:style-name="ro1">
          <table:table-cell office:value-type="string">
            <text:p>('</text:p>
          </table:table-cell>
          <table:table-cell office:value-type="string">
            <text:p>STATE - SIKKIM <text:s/>11</text:p>
          </table:table-cell>
          <table:table-cell office:value-type="string">
            <text:p>','</text:p>
          </table:table-cell>
          <table:table-cell office:value-type="string">
            <text:p>Urban</text:p>
          </table:table-cell>
          <table:table-cell office:value-type="string">
            <text:p>','</text:p>
          </table:table-cell>
          <table:table-cell office:value-type="float" office:value="251">
            <text:p>251</text:p>
          </table:table-cell>
          <table:table-cell table:formula="of:=SUBSTITUTE([.F47];&quot;á&quot;;&quot;&quot;)" office:value-type="string" office:string-value="251">
            <text:p>251</text:p>
          </table:table-cell>
          <table:table-cell office:value-type="string">
            <text:p>','</text:p>
          </table:table-cell>
          <table:table-cell office:value-type="string">
            <text:p>11á322</text:p>
          </table:table-cell>
          <table:table-cell table:formula="of:=SUBSTITUTE([.I47];&quot;á&quot;;&quot;&quot;)" office:value-type="string" office:string-value="11322">
            <text:p>11322</text:p>
          </table:table-cell>
          <table:table-cell office:value-type="string">
            <text:p>','</text:p>
          </table:table-cell>
          <table:table-cell office:value-type="float" office:value="373">
            <text:p>373</text:p>
          </table:table-cell>
          <table:table-cell table:formula="of:=SUBSTITUTE([.L47];&quot;á&quot;;&quot;&quot;)" office:value-type="string" office:string-value="373">
            <text:p>373</text:p>
          </table:table-cell>
          <table:table-cell office:value-type="string">
            <text:p>','</text:p>
          </table:table-cell>
          <table:table-cell office:value-type="string">
            <text:p>1á069</text:p>
          </table:table-cell>
          <table:table-cell table:formula="of:=SUBSTITUTE([.O47];&quot;á&quot;;&quot;&quot;)" office:value-type="string" office:string-value="1069">
            <text:p>1069</text:p>
          </table:table-cell>
          <table:table-cell office:value-type="string">
            <text:p>'),</text:p>
          </table:table-cell>
          <table:table-cell table:formula="of:=CONCATENATE([.A47];[.B47];[.C47];[.D47];[.E47];[.G47];[.H47];[.J47];[.K47];[.M47];[.N47];[.P47];[.Q47])" office:value-type="string" office:string-value="('STATE - SIKKIM  11','Urban','251','11322','373','1069'),">
            <text:p>('STATE - SIKKIM <text:s/>11','Urban','251','11322','373','1069'),</text:p>
          </table:table-cell>
        </table:table-row>
        <table:table-row table:style-name="ro2">
          <table:table-cell office:value-type="string">
            <text:p>('</text:p>
          </table:table-cell>
          <table:table-cell office:value-type="string">
            <text:p>STATE - TAMIL NADU <text:s/>33</text:p>
          </table:table-cell>
          <table:table-cell office:value-type="string">
            <text:p>','</text:p>
          </table:table-cell>
          <table:table-cell office:value-type="string">
            <text:p>Rural</text:p>
          </table:table-cell>
          <table:table-cell office:value-type="string">
            <text:p>','</text:p>
          </table:table-cell>
          <table:table-cell office:value-type="string">
            <text:p>377á122</text:p>
          </table:table-cell>
          <table:table-cell table:formula="of:=SUBSTITUTE([.F48];&quot;á&quot;;&quot;&quot;)" office:value-type="string" office:string-value="377122">
            <text:p>377122</text:p>
          </table:table-cell>
          <table:table-cell office:value-type="string">
            <text:p>','</text:p>
          </table:table-cell>
          <table:table-cell office:value-type="string">
            <text:p>609á067</text:p>
          </table:table-cell>
          <table:table-cell table:formula="of:=SUBSTITUTE([.I48];&quot;á&quot;;&quot;&quot;)" office:value-type="string" office:string-value="609067">
            <text:p>609067</text:p>
          </table:table-cell>
          <table:table-cell office:value-type="string">
            <text:p>','</text:p>
          </table:table-cell>
          <table:table-cell office:value-type="string">
            <text:p>201á730</text:p>
          </table:table-cell>
          <table:table-cell table:formula="of:=SUBSTITUTE([.L48];&quot;á&quot;;&quot;&quot;)" office:value-type="string" office:string-value="201730">
            <text:p>201730</text:p>
          </table:table-cell>
          <table:table-cell office:value-type="string">
            <text:p>','</text:p>
          </table:table-cell>
          <table:table-cell office:value-type="string">
            <text:p>7á086á871</text:p>
          </table:table-cell>
          <table:table-cell table:formula="of:=SUBSTITUTE([.O48];&quot;á&quot;;&quot;&quot;)" office:value-type="string" office:string-value="7086871">
            <text:p>7086871</text:p>
          </table:table-cell>
          <table:table-cell office:value-type="string">
            <text:p>'),</text:p>
          </table:table-cell>
          <table:table-cell table:formula="of:=CONCATENATE([.A48];[.B48];[.C48];[.D48];[.E48];[.G48];[.H48];[.J48];[.K48];[.M48];[.N48];[.P48];[.Q48])" office:value-type="string" office:string-value="('STATE - TAMIL NADU  33','Rural','377122','609067','201730','7086871'),">
            <text:p>('STATE - TAMIL NADU <text:s/>33','Rural','377122','609067','201730','7086871'),</text:p>
          </table:table-cell>
        </table:table-row>
        <table:table-row table:style-name="ro1">
          <table:table-cell office:value-type="string">
            <text:p>('</text:p>
          </table:table-cell>
          <table:table-cell office:value-type="string">
            <text:p>STATE - TAMIL NADU <text:s/>33</text:p>
          </table:table-cell>
          <table:table-cell office:value-type="string">
            <text:p>','</text:p>
          </table:table-cell>
          <table:table-cell office:value-type="string">
            <text:p>Urban</text:p>
          </table:table-cell>
          <table:table-cell office:value-type="string">
            <text:p>','</text:p>
          </table:table-cell>
          <table:table-cell office:value-type="string">
            <text:p>658á193</text:p>
          </table:table-cell>
          <table:table-cell table:formula="of:=SUBSTITUTE([.F49];&quot;á&quot;;&quot;&quot;)" office:value-type="string" office:string-value="658193">
            <text:p>658193</text:p>
          </table:table-cell>
          <table:table-cell office:value-type="string">
            <text:p>','</text:p>
          </table:table-cell>
          <table:table-cell office:value-type="string">
            <text:p>2á682á181</text:p>
          </table:table-cell>
          <table:table-cell table:formula="of:=SUBSTITUTE([.I49];&quot;á&quot;;&quot;&quot;)" office:value-type="string" office:string-value="2682181">
            <text:p>2682181</text:p>
          </table:table-cell>
          <table:table-cell office:value-type="string">
            <text:p>','</text:p>
          </table:table-cell>
          <table:table-cell office:value-type="string">
            <text:p>454á527</text:p>
          </table:table-cell>
          <table:table-cell table:formula="of:=SUBSTITUTE([.L49];&quot;á&quot;;&quot;&quot;)" office:value-type="string" office:string-value="454527">
            <text:p>454527</text:p>
          </table:table-cell>
          <table:table-cell office:value-type="string">
            <text:p>','</text:p>
          </table:table-cell>
          <table:table-cell office:value-type="string">
            <text:p>2á103á935</text:p>
          </table:table-cell>
          <table:table-cell table:formula="of:=SUBSTITUTE([.O49];&quot;á&quot;;&quot;&quot;)" office:value-type="string" office:string-value="2103935">
            <text:p>2103935</text:p>
          </table:table-cell>
          <table:table-cell office:value-type="string">
            <text:p>'),</text:p>
          </table:table-cell>
          <table:table-cell table:formula="of:=CONCATENATE([.A49];[.B49];[.C49];[.D49];[.E49];[.G49];[.H49];[.J49];[.K49];[.M49];[.N49];[.P49];[.Q49])" office:value-type="string" office:string-value="('STATE - TAMIL NADU  33','Urban','658193','2682181','454527','2103935'),">
            <text:p>('STATE - TAMIL NADU <text:s/>33','Urban','658193','2682181','454527','2103935'),</text:p>
          </table:table-cell>
        </table:table-row>
        <table:table-row table:style-name="ro2">
          <table:table-cell office:value-type="string">
            <text:p>('</text:p>
          </table:table-cell>
          <table:table-cell office:value-type="string">
            <text:p>STATE - TRIPURA <text:s/>16</text:p>
          </table:table-cell>
          <table:table-cell office:value-type="string">
            <text:p>','</text:p>
          </table:table-cell>
          <table:table-cell office:value-type="string">
            <text:p>Rural</text:p>
          </table:table-cell>
          <table:table-cell office:value-type="string">
            <text:p>','</text:p>
          </table:table-cell>
          <table:table-cell office:value-type="string">
            <text:p>356á303</text:p>
          </table:table-cell>
          <table:table-cell table:formula="of:=SUBSTITUTE([.F50];&quot;á&quot;;&quot;&quot;)" office:value-type="string" office:string-value="356303">
            <text:p>356303</text:p>
          </table:table-cell>
          <table:table-cell office:value-type="string">
            <text:p>','</text:p>
          </table:table-cell>
          <table:table-cell office:value-type="string">
            <text:p>24á631</text:p>
          </table:table-cell>
          <table:table-cell table:formula="of:=SUBSTITUTE([.I50];&quot;á&quot;;&quot;&quot;)" office:value-type="string" office:string-value="24631">
            <text:p>24631</text:p>
          </table:table-cell>
          <table:table-cell office:value-type="string">
            <text:p>','</text:p>
          </table:table-cell>
          <table:table-cell office:value-type="string">
            <text:p>39á650</text:p>
          </table:table-cell>
          <table:table-cell table:formula="of:=SUBSTITUTE([.L50];&quot;á&quot;;&quot;&quot;)" office:value-type="string" office:string-value="39650">
            <text:p>39650</text:p>
          </table:table-cell>
          <table:table-cell office:value-type="string">
            <text:p>','</text:p>
          </table:table-cell>
          <table:table-cell office:value-type="string">
            <text:p>119á096</text:p>
          </table:table-cell>
          <table:table-cell table:formula="of:=SUBSTITUTE([.O50];&quot;á&quot;;&quot;&quot;)" office:value-type="string" office:string-value="119096">
            <text:p>119096</text:p>
          </table:table-cell>
          <table:table-cell office:value-type="string">
            <text:p>'),</text:p>
          </table:table-cell>
          <table:table-cell table:formula="of:=CONCATENATE([.A50];[.B50];[.C50];[.D50];[.E50];[.G50];[.H50];[.J50];[.K50];[.M50];[.N50];[.P50];[.Q50])" office:value-type="string" office:string-value="('STATE - TRIPURA  16','Rural','356303','24631','39650','119096'),">
            <text:p>('STATE - TRIPURA <text:s/>16','Rural','356303','24631','39650','119096'),</text:p>
          </table:table-cell>
        </table:table-row>
        <table:table-row table:style-name="ro1">
          <table:table-cell office:value-type="string">
            <text:p>('</text:p>
          </table:table-cell>
          <table:table-cell office:value-type="string">
            <text:p>STATE - TRIPURA <text:s/>16</text:p>
          </table:table-cell>
          <table:table-cell office:value-type="string">
            <text:p>','</text:p>
          </table:table-cell>
          <table:table-cell office:value-type="string">
            <text:p>Urban</text:p>
          </table:table-cell>
          <table:table-cell office:value-type="string">
            <text:p>','</text:p>
          </table:table-cell>
          <table:table-cell office:value-type="string">
            <text:p>54á806</text:p>
          </table:table-cell>
          <table:table-cell table:formula="of:=SUBSTITUTE([.F51];&quot;á&quot;;&quot;&quot;)" office:value-type="string" office:string-value="54806">
            <text:p>54806</text:p>
          </table:table-cell>
          <table:table-cell office:value-type="string">
            <text:p>','</text:p>
          </table:table-cell>
          <table:table-cell office:value-type="string">
            <text:p>52á763</text:p>
          </table:table-cell>
          <table:table-cell table:formula="of:=SUBSTITUTE([.I51];&quot;á&quot;;&quot;&quot;)" office:value-type="string" office:string-value="52763">
            <text:p>52763</text:p>
          </table:table-cell>
          <table:table-cell office:value-type="string">
            <text:p>','</text:p>
          </table:table-cell>
          <table:table-cell office:value-type="string">
            <text:p>11á051</text:p>
          </table:table-cell>
          <table:table-cell table:formula="of:=SUBSTITUTE([.L51];&quot;á&quot;;&quot;&quot;)" office:value-type="string" office:string-value="11051">
            <text:p>11051</text:p>
          </table:table-cell>
          <table:table-cell office:value-type="string">
            <text:p>','</text:p>
          </table:table-cell>
          <table:table-cell office:value-type="string">
            <text:p>3á723</text:p>
          </table:table-cell>
          <table:table-cell table:formula="of:=SUBSTITUTE([.O51];&quot;á&quot;;&quot;&quot;)" office:value-type="string" office:string-value="3723">
            <text:p>3723</text:p>
          </table:table-cell>
          <table:table-cell office:value-type="string">
            <text:p>'),</text:p>
          </table:table-cell>
          <table:table-cell table:formula="of:=CONCATENATE([.A51];[.B51];[.C51];[.D51];[.E51];[.G51];[.H51];[.J51];[.K51];[.M51];[.N51];[.P51];[.Q51])" office:value-type="string" office:string-value="('STATE - TRIPURA  16','Urban','54806','52763','11051','3723'),">
            <text:p>('STATE - TRIPURA <text:s/>16','Urban','54806','52763','11051','3723'),</text:p>
          </table:table-cell>
        </table:table-row>
        <table:table-row table:style-name="ro2">
          <table:table-cell office:value-type="string">
            <text:p>('</text:p>
          </table:table-cell>
          <table:table-cell office:value-type="string">
            <text:p>STATE - UTTAR PRADESH <text:s/>09</text:p>
          </table:table-cell>
          <table:table-cell office:value-type="string">
            <text:p>','</text:p>
          </table:table-cell>
          <table:table-cell office:value-type="string">
            <text:p>Rural</text:p>
          </table:table-cell>
          <table:table-cell office:value-type="string">
            <text:p>','</text:p>
          </table:table-cell>
          <table:table-cell office:value-type="string">
            <text:p>1á716á646</text:p>
          </table:table-cell>
          <table:table-cell table:formula="of:=SUBSTITUTE([.F52];&quot;á&quot;;&quot;&quot;)" office:value-type="string" office:string-value="1716646">
            <text:p>1716646</text:p>
          </table:table-cell>
          <table:table-cell office:value-type="string">
            <text:p>','</text:p>
          </table:table-cell>
          <table:table-cell office:value-type="string">
            <text:p>401á200</text:p>
          </table:table-cell>
          <table:table-cell table:formula="of:=SUBSTITUTE([.I52];&quot;á&quot;;&quot;&quot;)" office:value-type="string" office:string-value="401200">
            <text:p>401200</text:p>
          </table:table-cell>
          <table:table-cell office:value-type="string">
            <text:p>','</text:p>
          </table:table-cell>
          <table:table-cell office:value-type="string">
            <text:p>1á840á724</text:p>
          </table:table-cell>
          <table:table-cell table:formula="of:=SUBSTITUTE([.L52];&quot;á&quot;;&quot;&quot;)" office:value-type="string" office:string-value="1840724">
            <text:p>1840724</text:p>
          </table:table-cell>
          <table:table-cell office:value-type="string">
            <text:p>','</text:p>
          </table:table-cell>
          <table:table-cell office:value-type="string">
            <text:p>16á631á504</text:p>
          </table:table-cell>
          <table:table-cell table:formula="of:=SUBSTITUTE([.O52];&quot;á&quot;;&quot;&quot;)" office:value-type="string" office:string-value="16631504">
            <text:p>16631504</text:p>
          </table:table-cell>
          <table:table-cell office:value-type="string">
            <text:p>'),</text:p>
          </table:table-cell>
          <table:table-cell table:formula="of:=CONCATENATE([.A52];[.B52];[.C52];[.D52];[.E52];[.G52];[.H52];[.J52];[.K52];[.M52];[.N52];[.P52];[.Q52])" office:value-type="string" office:string-value="('STATE - UTTAR PRADESH  09','Rural','1716646','401200','1840724','16631504'),">
            <text:p>('STATE - UTTAR PRADESH <text:s/>09','Rural','1716646','401200','1840724','16631504'),</text:p>
          </table:table-cell>
        </table:table-row>
        <table:table-row table:style-name="ro1">
          <table:table-cell office:value-type="string">
            <text:p>('</text:p>
          </table:table-cell>
          <table:table-cell office:value-type="string">
            <text:p>STATE - UTTAR PRADESH <text:s/>09</text:p>
          </table:table-cell>
          <table:table-cell office:value-type="string">
            <text:p>','</text:p>
          </table:table-cell>
          <table:table-cell office:value-type="string">
            <text:p>Urban</text:p>
          </table:table-cell>
          <table:table-cell office:value-type="string">
            <text:p>','</text:p>
          </table:table-cell>
          <table:table-cell office:value-type="string">
            <text:p>934á442</text:p>
          </table:table-cell>
          <table:table-cell table:formula="of:=SUBSTITUTE([.F53];&quot;á&quot;;&quot;&quot;)" office:value-type="string" office:string-value="934442">
            <text:p>934442</text:p>
          </table:table-cell>
          <table:table-cell office:value-type="string">
            <text:p>','</text:p>
          </table:table-cell>
          <table:table-cell office:value-type="string">
            <text:p>1á653á335</text:p>
          </table:table-cell>
          <table:table-cell table:formula="of:=SUBSTITUTE([.I53];&quot;á&quot;;&quot;&quot;)" office:value-type="string" office:string-value="1653335">
            <text:p>1653335</text:p>
          </table:table-cell>
          <table:table-cell office:value-type="string">
            <text:p>','</text:p>
          </table:table-cell>
          <table:table-cell office:value-type="string">
            <text:p>1á549á079</text:p>
          </table:table-cell>
          <table:table-cell table:formula="of:=SUBSTITUTE([.L53];&quot;á&quot;;&quot;&quot;)" office:value-type="string" office:string-value="1549079">
            <text:p>1549079</text:p>
          </table:table-cell>
          <table:table-cell office:value-type="string">
            <text:p>','</text:p>
          </table:table-cell>
          <table:table-cell office:value-type="string">
            <text:p>1á033á671</text:p>
          </table:table-cell>
          <table:table-cell table:formula="of:=SUBSTITUTE([.O53];&quot;á&quot;;&quot;&quot;)" office:value-type="string" office:string-value="1033671">
            <text:p>1033671</text:p>
          </table:table-cell>
          <table:table-cell office:value-type="string">
            <text:p>'),</text:p>
          </table:table-cell>
          <table:table-cell table:formula="of:=CONCATENATE([.A53];[.B53];[.C53];[.D53];[.E53];[.G53];[.H53];[.J53];[.K53];[.M53];[.N53];[.P53];[.Q53])" office:value-type="string" office:string-value="('STATE - UTTAR PRADESH  09','Urban','934442','1653335','1549079','1033671'),">
            <text:p>('STATE - UTTAR PRADESH <text:s/>09','Urban','934442','1653335','1549079','1033671'),</text:p>
          </table:table-cell>
        </table:table-row>
        <table:table-row table:style-name="ro2">
          <table:table-cell office:value-type="string">
            <text:p>('</text:p>
          </table:table-cell>
          <table:table-cell office:value-type="string">
            <text:p>STATE - UTTARANCHAL <text:s/>05</text:p>
          </table:table-cell>
          <table:table-cell office:value-type="string">
            <text:p>','</text:p>
          </table:table-cell>
          <table:table-cell office:value-type="string">
            <text:p>Rural</text:p>
          </table:table-cell>
          <table:table-cell office:value-type="string">
            <text:p>','</text:p>
          </table:table-cell>
          <table:table-cell office:value-type="string">
            <text:p>192á541</text:p>
          </table:table-cell>
          <table:table-cell table:formula="of:=SUBSTITUTE([.F54];&quot;á&quot;;&quot;&quot;)" office:value-type="string" office:string-value="192541">
            <text:p>192541</text:p>
          </table:table-cell>
          <table:table-cell office:value-type="string">
            <text:p>','</text:p>
          </table:table-cell>
          <table:table-cell office:value-type="string">
            <text:p>85á770</text:p>
          </table:table-cell>
          <table:table-cell table:formula="of:=SUBSTITUTE([.I54];&quot;á&quot;;&quot;&quot;)" office:value-type="string" office:string-value="85770">
            <text:p>85770</text:p>
          </table:table-cell>
          <table:table-cell office:value-type="string">
            <text:p>','</text:p>
          </table:table-cell>
          <table:table-cell office:value-type="string">
            <text:p>99á685</text:p>
          </table:table-cell>
          <table:table-cell table:formula="of:=SUBSTITUTE([.L54];&quot;á&quot;;&quot;&quot;)" office:value-type="string" office:string-value="99685">
            <text:p>99685</text:p>
          </table:table-cell>
          <table:table-cell office:value-type="string">
            <text:p>','</text:p>
          </table:table-cell>
          <table:table-cell office:value-type="string">
            <text:p>818á161</text:p>
          </table:table-cell>
          <table:table-cell table:formula="of:=SUBSTITUTE([.O54];&quot;á&quot;;&quot;&quot;)" office:value-type="string" office:string-value="818161">
            <text:p>818161</text:p>
          </table:table-cell>
          <table:table-cell office:value-type="string">
            <text:p>'),</text:p>
          </table:table-cell>
          <table:table-cell table:formula="of:=CONCATENATE([.A54];[.B54];[.C54];[.D54];[.E54];[.G54];[.H54];[.J54];[.K54];[.M54];[.N54];[.P54];[.Q54])" office:value-type="string" office:string-value="('STATE - UTTARANCHAL  05','Rural','192541','85770','99685','818161'),">
            <text:p>('STATE - UTTARANCHAL <text:s/>05','Rural','192541','85770','99685','818161'),</text:p>
          </table:table-cell>
        </table:table-row>
        <table:table-row table:style-name="ro1">
          <table:table-cell office:value-type="string">
            <text:p>('</text:p>
          </table:table-cell>
          <table:table-cell office:value-type="string">
            <text:p>STATE - UTTARANCHAL <text:s/>05</text:p>
          </table:table-cell>
          <table:table-cell office:value-type="string">
            <text:p>','</text:p>
          </table:table-cell>
          <table:table-cell office:value-type="string">
            <text:p>Urban</text:p>
          </table:table-cell>
          <table:table-cell office:value-type="string">
            <text:p>','</text:p>
          </table:table-cell>
          <table:table-cell office:value-type="string">
            <text:p>104á258</text:p>
          </table:table-cell>
          <table:table-cell table:formula="of:=SUBSTITUTE([.F55];&quot;á&quot;;&quot;&quot;)" office:value-type="string" office:string-value="104258">
            <text:p>104258</text:p>
          </table:table-cell>
          <table:table-cell office:value-type="string">
            <text:p>','</text:p>
          </table:table-cell>
          <table:table-cell office:value-type="string">
            <text:p>159á255</text:p>
          </table:table-cell>
          <table:table-cell table:formula="of:=SUBSTITUTE([.I55];&quot;á&quot;;&quot;&quot;)" office:value-type="string" office:string-value="159255">
            <text:p>159255</text:p>
          </table:table-cell>
          <table:table-cell office:value-type="string">
            <text:p>','</text:p>
          </table:table-cell>
          <table:table-cell office:value-type="string">
            <text:p>75á478</text:p>
          </table:table-cell>
          <table:table-cell table:formula="of:=SUBSTITUTE([.L55];&quot;á&quot;;&quot;&quot;)" office:value-type="string" office:string-value="75478">
            <text:p>75478</text:p>
          </table:table-cell>
          <table:table-cell office:value-type="string">
            <text:p>','</text:p>
          </table:table-cell>
          <table:table-cell office:value-type="string">
            <text:p>51á173</text:p>
          </table:table-cell>
          <table:table-cell table:formula="of:=SUBSTITUTE([.O55];&quot;á&quot;;&quot;&quot;)" office:value-type="string" office:string-value="51173">
            <text:p>51173</text:p>
          </table:table-cell>
          <table:table-cell office:value-type="string">
            <text:p>'),</text:p>
          </table:table-cell>
          <table:table-cell table:formula="of:=CONCATENATE([.A55];[.B55];[.C55];[.D55];[.E55];[.G55];[.H55];[.J55];[.K55];[.M55];[.N55];[.P55];[.Q55])" office:value-type="string" office:string-value="('STATE - UTTARANCHAL  05','Urban','104258','159255','75478','51173'),">
            <text:p>('STATE - UTTARANCHAL <text:s/>05','Urban','104258','159255','75478','51173'),</text:p>
          </table:table-cell>
        </table:table-row>
        <table:table-row table:style-name="ro2">
          <table:table-cell office:value-type="string">
            <text:p>('</text:p>
          </table:table-cell>
          <table:table-cell office:value-type="string">
            <text:p>STATE - WEST BENGAL <text:s/>19</text:p>
          </table:table-cell>
          <table:table-cell office:value-type="string">
            <text:p>','</text:p>
          </table:table-cell>
          <table:table-cell office:value-type="string">
            <text:p>Rural</text:p>
          </table:table-cell>
          <table:table-cell office:value-type="string">
            <text:p>','</text:p>
          </table:table-cell>
          <table:table-cell office:value-type="string">
            <text:p>1á712á827</text:p>
          </table:table-cell>
          <table:table-cell table:formula="of:=SUBSTITUTE([.F56];&quot;á&quot;;&quot;&quot;)" office:value-type="string" office:string-value="1712827">
            <text:p>1712827</text:p>
          </table:table-cell>
          <table:table-cell office:value-type="string">
            <text:p>','</text:p>
          </table:table-cell>
          <table:table-cell office:value-type="string">
            <text:p>778á345</text:p>
          </table:table-cell>
          <table:table-cell table:formula="of:=SUBSTITUTE([.I56];&quot;á&quot;;&quot;&quot;)" office:value-type="string" office:string-value="778345">
            <text:p>778345</text:p>
          </table:table-cell>
          <table:table-cell office:value-type="string">
            <text:p>','</text:p>
          </table:table-cell>
          <table:table-cell office:value-type="string">
            <text:p>514á682</text:p>
          </table:table-cell>
          <table:table-cell table:formula="of:=SUBSTITUTE([.L56];&quot;á&quot;;&quot;&quot;)" office:value-type="string" office:string-value="514682">
            <text:p>514682</text:p>
          </table:table-cell>
          <table:table-cell office:value-type="string">
            <text:p>','</text:p>
          </table:table-cell>
          <table:table-cell office:value-type="string">
            <text:p>8á156á016</text:p>
          </table:table-cell>
          <table:table-cell table:formula="of:=SUBSTITUTE([.O56];&quot;á&quot;;&quot;&quot;)" office:value-type="string" office:string-value="8156016">
            <text:p>8156016</text:p>
          </table:table-cell>
          <table:table-cell office:value-type="string">
            <text:p>'),</text:p>
          </table:table-cell>
          <table:table-cell table:formula="of:=CONCATENATE([.A56];[.B56];[.C56];[.D56];[.E56];[.G56];[.H56];[.J56];[.K56];[.M56];[.N56];[.P56];[.Q56])" office:value-type="string" office:string-value="('STATE - WEST BENGAL  19','Rural','1712827','778345','514682','8156016'),">
            <text:p>('STATE - WEST BENGAL <text:s/>19','Rural','1712827','778345','514682','8156016'),</text:p>
          </table:table-cell>
        </table:table-row>
        <table:table-row table:style-name="ro1">
          <table:table-cell office:value-type="string">
            <text:p>('</text:p>
          </table:table-cell>
          <table:table-cell office:value-type="string">
            <text:p>STATE - WEST BENGAL <text:s/>19</text:p>
          </table:table-cell>
          <table:table-cell office:value-type="string">
            <text:p>','</text:p>
          </table:table-cell>
          <table:table-cell office:value-type="string">
            <text:p>Urban</text:p>
          </table:table-cell>
          <table:table-cell office:value-type="string">
            <text:p>','</text:p>
          </table:table-cell>
          <table:table-cell office:value-type="string">
            <text:p>1á042á595</text:p>
          </table:table-cell>
          <table:table-cell table:formula="of:=SUBSTITUTE([.F57];&quot;á&quot;;&quot;&quot;)" office:value-type="string" office:string-value="1042595">
            <text:p>1042595</text:p>
          </table:table-cell>
          <table:table-cell office:value-type="string">
            <text:p>','</text:p>
          </table:table-cell>
          <table:table-cell office:value-type="string">
            <text:p>2á513á682</text:p>
          </table:table-cell>
          <table:table-cell table:formula="of:=SUBSTITUTE([.I57];&quot;á&quot;;&quot;&quot;)" office:value-type="string" office:string-value="2513682">
            <text:p>2513682</text:p>
          </table:table-cell>
          <table:table-cell office:value-type="string">
            <text:p>','</text:p>
          </table:table-cell>
          <table:table-cell office:value-type="string">
            <text:p>307á646</text:p>
          </table:table-cell>
          <table:table-cell table:formula="of:=SUBSTITUTE([.L57];&quot;á&quot;;&quot;&quot;)" office:value-type="string" office:string-value="307646">
            <text:p>307646</text:p>
          </table:table-cell>
          <table:table-cell office:value-type="string">
            <text:p>','</text:p>
          </table:table-cell>
          <table:table-cell office:value-type="string">
            <text:p>690á122</text:p>
          </table:table-cell>
          <table:table-cell table:formula="of:=SUBSTITUTE([.O57];&quot;á&quot;;&quot;&quot;)" office:value-type="string" office:string-value="690122">
            <text:p>690122</text:p>
          </table:table-cell>
          <table:table-cell office:value-type="string">
            <text:p>'),</text:p>
          </table:table-cell>
          <table:table-cell table:formula="of:=CONCATENATE([.A57];[.B57];[.C57];[.D57];[.E57];[.G57];[.H57];[.J57];[.K57];[.M57];[.N57];[.P57];[.Q57])" office:value-type="string" office:string-value="('STATE - WEST BENGAL  19','Urban','1042595','2513682','307646','690122'),">
            <text:p>('STATE - WEST BENGAL <text:s/>19','Urban','1042595','2513682','307646','690122'),</text:p>
          </table:table-cell>
        </table:table-row>
        <table:table-row table:style-name="ro2">
          <table:table-cell office:value-type="string">
            <text:p>('</text:p>
          </table:table-cell>
          <table:table-cell office:value-type="string">
            <text:p>UNION TERRITORY - ANDAMAN &amp; NICOBAR ISLANDS <text:s/>35</text:p>
          </table:table-cell>
          <table:table-cell office:value-type="string">
            <text:p>','</text:p>
          </table:table-cell>
          <table:table-cell office:value-type="string">
            <text:p>Rural</text:p>
          </table:table-cell>
          <table:table-cell office:value-type="string">
            <text:p>','</text:p>
          </table:table-cell>
          <table:table-cell office:value-type="string">
            <text:p>6á154</text:p>
          </table:table-cell>
          <table:table-cell table:formula="of:=SUBSTITUTE([.F58];&quot;á&quot;;&quot;&quot;)" office:value-type="string" office:string-value="6154">
            <text:p>6154</text:p>
          </table:table-cell>
          <table:table-cell office:value-type="string">
            <text:p>','</text:p>
          </table:table-cell>
          <table:table-cell office:value-type="string">
            <text:p>9á127</text:p>
          </table:table-cell>
          <table:table-cell table:formula="of:=SUBSTITUTE([.I58];&quot;á&quot;;&quot;&quot;)" office:value-type="string" office:string-value="9127">
            <text:p>9127</text:p>
          </table:table-cell>
          <table:table-cell office:value-type="string">
            <text:p>','</text:p>
          </table:table-cell>
          <table:table-cell office:value-type="string">
            <text:p>5á737</text:p>
          </table:table-cell>
          <table:table-cell table:formula="of:=SUBSTITUTE([.L58];&quot;á&quot;;&quot;&quot;)" office:value-type="string" office:string-value="5737">
            <text:p>5737</text:p>
          </table:table-cell>
          <table:table-cell office:value-type="string">
            <text:p>','</text:p>
          </table:table-cell>
          <table:table-cell office:value-type="string">
            <text:p>28á635</text:p>
          </table:table-cell>
          <table:table-cell table:formula="of:=SUBSTITUTE([.O58];&quot;á&quot;;&quot;&quot;)" office:value-type="string" office:string-value="28635">
            <text:p>28635</text:p>
          </table:table-cell>
          <table:table-cell office:value-type="string">
            <text:p>'),</text:p>
          </table:table-cell>
          <table:table-cell table:formula="of:=CONCATENATE([.A58];[.B58];[.C58];[.D58];[.E58];[.G58];[.H58];[.J58];[.K58];[.M58];[.N58];[.P58];[.Q58])" office:value-type="string" office:string-value="('UNION TERRITORY - ANDAMAN &amp; NICOBAR ISLANDS  35','Rural','6154','9127','5737','28635'),">
            <text:p>('UNION TERRITORY - ANDAMAN &amp; NICOBAR ISLANDS <text:s/>35','Rural','6154','9127','5737','28635'),</text:p>
          </table:table-cell>
        </table:table-row>
        <table:table-row table:style-name="ro1">
          <table:table-cell office:value-type="string">
            <text:p>('</text:p>
          </table:table-cell>
          <table:table-cell office:value-type="string">
            <text:p>UNION TERRITORY - ANDAMAN &amp; NICOBAR ISLANDS <text:s/>35</text:p>
          </table:table-cell>
          <table:table-cell office:value-type="string">
            <text:p>','</text:p>
          </table:table-cell>
          <table:table-cell office:value-type="string">
            <text:p>Urban</text:p>
          </table:table-cell>
          <table:table-cell office:value-type="string">
            <text:p>','</text:p>
          </table:table-cell>
          <table:table-cell office:value-type="string">
            <text:p>1á578</text:p>
          </table:table-cell>
          <table:table-cell table:formula="of:=SUBSTITUTE([.F59];&quot;á&quot;;&quot;&quot;)" office:value-type="string" office:string-value="1578">
            <text:p>1578</text:p>
          </table:table-cell>
          <table:table-cell office:value-type="string">
            <text:p>','</text:p>
          </table:table-cell>
          <table:table-cell office:value-type="string">
            <text:p>13á739</text:p>
          </table:table-cell>
          <table:table-cell table:formula="of:=SUBSTITUTE([.I59];&quot;á&quot;;&quot;&quot;)" office:value-type="string" office:string-value="13739">
            <text:p>13739</text:p>
          </table:table-cell>
          <table:table-cell office:value-type="string">
            <text:p>','</text:p>
          </table:table-cell>
          <table:table-cell office:value-type="string">
            <text:p>2á589</text:p>
          </table:table-cell>
          <table:table-cell table:formula="of:=SUBSTITUTE([.L59];&quot;á&quot;;&quot;&quot;)" office:value-type="string" office:string-value="2589">
            <text:p>2589</text:p>
          </table:table-cell>
          <table:table-cell office:value-type="string">
            <text:p>','</text:p>
          </table:table-cell>
          <table:table-cell office:value-type="string">
            <text:p>5á503</text:p>
          </table:table-cell>
          <table:table-cell table:formula="of:=SUBSTITUTE([.O59];&quot;á&quot;;&quot;&quot;)" office:value-type="string" office:string-value="5503">
            <text:p>5503</text:p>
          </table:table-cell>
          <table:table-cell office:value-type="string">
            <text:p>'),</text:p>
          </table:table-cell>
          <table:table-cell table:formula="of:=CONCATENATE([.A59];[.B59];[.C59];[.D59];[.E59];[.G59];[.H59];[.J59];[.K59];[.M59];[.N59];[.P59];[.Q59])" office:value-type="string" office:string-value="('UNION TERRITORY - ANDAMAN &amp; NICOBAR ISLANDS  35','Urban','1578','13739','2589','5503'),">
            <text:p>('UNION TERRITORY - ANDAMAN &amp; NICOBAR ISLANDS <text:s/>35','Urban','1578','13739','2589','5503'),</text:p>
          </table:table-cell>
        </table:table-row>
        <table:table-row table:style-name="ro2">
          <table:table-cell office:value-type="string">
            <text:p>('</text:p>
          </table:table-cell>
          <table:table-cell office:value-type="string">
            <text:p>UNION TERRITORY - CHANDIGARH <text:s/>04</text:p>
          </table:table-cell>
          <table:table-cell office:value-type="string">
            <text:p>','</text:p>
          </table:table-cell>
          <table:table-cell office:value-type="string">
            <text:p>Rural</text:p>
          </table:table-cell>
          <table:table-cell office:value-type="string">
            <text:p>','</text:p>
          </table:table-cell>
          <table:table-cell office:value-type="string">
            <text:p>1á363</text:p>
          </table:table-cell>
          <table:table-cell table:formula="of:=SUBSTITUTE([.F60];&quot;á&quot;;&quot;&quot;)" office:value-type="string" office:string-value="1363">
            <text:p>1363</text:p>
          </table:table-cell>
          <table:table-cell office:value-type="string">
            <text:p>','</text:p>
          </table:table-cell>
          <table:table-cell office:value-type="string">
            <text:p>10á137</text:p>
          </table:table-cell>
          <table:table-cell table:formula="of:=SUBSTITUTE([.I60];&quot;á&quot;;&quot;&quot;)" office:value-type="string" office:string-value="10137">
            <text:p>10137</text:p>
          </table:table-cell>
          <table:table-cell office:value-type="string">
            <text:p>','</text:p>
          </table:table-cell>
          <table:table-cell office:value-type="string">
            <text:p>3á098</text:p>
          </table:table-cell>
          <table:table-cell table:formula="of:=SUBSTITUTE([.L60];&quot;á&quot;;&quot;&quot;)" office:value-type="string" office:string-value="3098">
            <text:p>3098</text:p>
          </table:table-cell>
          <table:table-cell office:value-type="string">
            <text:p>','</text:p>
          </table:table-cell>
          <table:table-cell office:value-type="string">
            <text:p>6á704</text:p>
          </table:table-cell>
          <table:table-cell table:formula="of:=SUBSTITUTE([.O60];&quot;á&quot;;&quot;&quot;)" office:value-type="string" office:string-value="6704">
            <text:p>6704</text:p>
          </table:table-cell>
          <table:table-cell office:value-type="string">
            <text:p>'),</text:p>
          </table:table-cell>
          <table:table-cell table:formula="of:=CONCATENATE([.A60];[.B60];[.C60];[.D60];[.E60];[.G60];[.H60];[.J60];[.K60];[.M60];[.N60];[.P60];[.Q60])" office:value-type="string" office:string-value="('UNION TERRITORY - CHANDIGARH  04','Rural','1363','10137','3098','6704'),">
            <text:p>('UNION TERRITORY - CHANDIGARH <text:s/>04','Rural','1363','10137','3098','6704'),</text:p>
          </table:table-cell>
        </table:table-row>
        <table:table-row table:style-name="ro1">
          <table:table-cell office:value-type="string">
            <text:p>('</text:p>
          </table:table-cell>
          <table:table-cell office:value-type="string">
            <text:p>UNION TERRITORY - CHANDIGARH <text:s/>04</text:p>
          </table:table-cell>
          <table:table-cell office:value-type="string">
            <text:p>','</text:p>
          </table:table-cell>
          <table:table-cell office:value-type="string">
            <text:p>Urban</text:p>
          </table:table-cell>
          <table:table-cell office:value-type="string">
            <text:p>','</text:p>
          </table:table-cell>
          <table:table-cell office:value-type="string">
            <text:p>1á849</text:p>
          </table:table-cell>
          <table:table-cell table:formula="of:=SUBSTITUTE([.F61];&quot;á&quot;;&quot;&quot;)" office:value-type="string" office:string-value="1849">
            <text:p>1849</text:p>
          </table:table-cell>
          <table:table-cell office:value-type="string">
            <text:p>','</text:p>
          </table:table-cell>
          <table:table-cell office:value-type="string">
            <text:p>127á789</text:p>
          </table:table-cell>
          <table:table-cell table:formula="of:=SUBSTITUTE([.I61];&quot;á&quot;;&quot;&quot;)" office:value-type="string" office:string-value="127789">
            <text:p>127789</text:p>
          </table:table-cell>
          <table:table-cell office:value-type="string">
            <text:p>','</text:p>
          </table:table-cell>
          <table:table-cell office:value-type="string">
            <text:p>14á950</text:p>
          </table:table-cell>
          <table:table-cell table:formula="of:=SUBSTITUTE([.L61];&quot;á&quot;;&quot;&quot;)" office:value-type="string" office:string-value="14950">
            <text:p>14950</text:p>
          </table:table-cell>
          <table:table-cell office:value-type="string">
            <text:p>','</text:p>
          </table:table-cell>
          <table:table-cell office:value-type="string">
            <text:p>35á988</text:p>
          </table:table-cell>
          <table:table-cell table:formula="of:=SUBSTITUTE([.O61];&quot;á&quot;;&quot;&quot;)" office:value-type="string" office:string-value="35988">
            <text:p>35988</text:p>
          </table:table-cell>
          <table:table-cell office:value-type="string">
            <text:p>'),</text:p>
          </table:table-cell>
          <table:table-cell table:formula="of:=CONCATENATE([.A61];[.B61];[.C61];[.D61];[.E61];[.G61];[.H61];[.J61];[.K61];[.M61];[.N61];[.P61];[.Q61])" office:value-type="string" office:string-value="('UNION TERRITORY - CHANDIGARH  04','Urban','1849','127789','14950','35988'),">
            <text:p>('UNION TERRITORY - CHANDIGARH <text:s/>04','Urban','1849','127789','14950','35988'),</text:p>
          </table:table-cell>
        </table:table-row>
        <table:table-row table:style-name="ro2">
          <table:table-cell office:value-type="string">
            <text:p>('</text:p>
          </table:table-cell>
          <table:table-cell office:value-type="string">
            <text:p>UNION TERRITORY - DADRA &amp; NAGAR HAVELI <text:s/>26</text:p>
          </table:table-cell>
          <table:table-cell office:value-type="string">
            <text:p>','</text:p>
          </table:table-cell>
          <table:table-cell office:value-type="string">
            <text:p>Rural</text:p>
          </table:table-cell>
          <table:table-cell office:value-type="string">
            <text:p>','</text:p>
          </table:table-cell>
          <table:table-cell office:value-type="float" office:value="74">
            <text:p>74</text:p>
          </table:table-cell>
          <table:table-cell table:formula="of:=SUBSTITUTE([.F62];&quot;á&quot;;&quot;&quot;)" office:value-type="string" office:string-value="74">
            <text:p>74</text:p>
          </table:table-cell>
          <table:table-cell office:value-type="string">
            <text:p>','</text:p>
          </table:table-cell>
          <table:table-cell office:value-type="string">
            <text:p>5á538</text:p>
          </table:table-cell>
          <table:table-cell table:formula="of:=SUBSTITUTE([.I62];&quot;á&quot;;&quot;&quot;)" office:value-type="string" office:string-value="5538">
            <text:p>5538</text:p>
          </table:table-cell>
          <table:table-cell office:value-type="string">
            <text:p>','</text:p>
          </table:table-cell>
          <table:table-cell office:value-type="float" office:value="67">
            <text:p>67</text:p>
          </table:table-cell>
          <table:table-cell table:formula="of:=SUBSTITUTE([.L62];&quot;á&quot;;&quot;&quot;)" office:value-type="string" office:string-value="67">
            <text:p>67</text:p>
          </table:table-cell>
          <table:table-cell office:value-type="string">
            <text:p>','</text:p>
          </table:table-cell>
          <table:table-cell office:value-type="string">
            <text:p>27á104</text:p>
          </table:table-cell>
          <table:table-cell table:formula="of:=SUBSTITUTE([.O62];&quot;á&quot;;&quot;&quot;)" office:value-type="string" office:string-value="27104">
            <text:p>27104</text:p>
          </table:table-cell>
          <table:table-cell office:value-type="string">
            <text:p>'),</text:p>
          </table:table-cell>
          <table:table-cell table:formula="of:=CONCATENATE([.A62];[.B62];[.C62];[.D62];[.E62];[.G62];[.H62];[.J62];[.K62];[.M62];[.N62];[.P62];[.Q62])" office:value-type="string" office:string-value="('UNION TERRITORY - DADRA &amp; NAGAR HAVELI  26','Rural','74','5538','67','27104'),">
            <text:p>('UNION TERRITORY - DADRA &amp; NAGAR HAVELI <text:s/>26','Rural','74','5538','67','27104'),</text:p>
          </table:table-cell>
        </table:table-row>
        <table:table-row table:style-name="ro1">
          <table:table-cell office:value-type="string">
            <text:p>('</text:p>
          </table:table-cell>
          <table:table-cell office:value-type="string">
            <text:p>UNION TERRITORY - DADRA &amp; NAGAR HAVELI <text:s/>26</text:p>
          </table:table-cell>
          <table:table-cell office:value-type="string">
            <text:p>','</text:p>
          </table:table-cell>
          <table:table-cell office:value-type="string">
            <text:p>Urban</text:p>
          </table:table-cell>
          <table:table-cell office:value-type="string">
            <text:p>','</text:p>
          </table:table-cell>
          <table:table-cell office:value-type="float" office:value="388">
            <text:p>388</text:p>
          </table:table-cell>
          <table:table-cell table:formula="of:=SUBSTITUTE([.F63];&quot;á&quot;;&quot;&quot;)" office:value-type="string" office:string-value="388">
            <text:p>388</text:p>
          </table:table-cell>
          <table:table-cell office:value-type="string">
            <text:p>','</text:p>
          </table:table-cell>
          <table:table-cell office:value-type="string">
            <text:p>8á010</text:p>
          </table:table-cell>
          <table:table-cell table:formula="of:=SUBSTITUTE([.I63];&quot;á&quot;;&quot;&quot;)" office:value-type="string" office:string-value="8010">
            <text:p>8010</text:p>
          </table:table-cell>
          <table:table-cell office:value-type="string">
            <text:p>','</text:p>
          </table:table-cell>
          <table:table-cell office:value-type="float" office:value="241">
            <text:p>241</text:p>
          </table:table-cell>
          <table:table-cell table:formula="of:=SUBSTITUTE([.L63];&quot;á&quot;;&quot;&quot;)" office:value-type="string" office:string-value="241">
            <text:p>241</text:p>
          </table:table-cell>
          <table:table-cell office:value-type="string">
            <text:p>','</text:p>
          </table:table-cell>
          <table:table-cell office:value-type="string">
            <text:p>2á551</text:p>
          </table:table-cell>
          <table:table-cell table:formula="of:=SUBSTITUTE([.O63];&quot;á&quot;;&quot;&quot;)" office:value-type="string" office:string-value="2551">
            <text:p>2551</text:p>
          </table:table-cell>
          <table:table-cell office:value-type="string">
            <text:p>'),</text:p>
          </table:table-cell>
          <table:table-cell table:formula="of:=CONCATENATE([.A63];[.B63];[.C63];[.D63];[.E63];[.G63];[.H63];[.J63];[.K63];[.M63];[.N63];[.P63];[.Q63])" office:value-type="string" office:string-value="('UNION TERRITORY - DADRA &amp; NAGAR HAVELI  26','Urban','388','8010','241','2551'),">
            <text:p>('UNION TERRITORY - DADRA &amp; NAGAR HAVELI <text:s/>26','Urban','388','8010','241','2551'),</text:p>
          </table:table-cell>
        </table:table-row>
        <table:table-row table:style-name="ro2">
          <table:table-cell office:value-type="string">
            <text:p>('</text:p>
          </table:table-cell>
          <table:table-cell office:value-type="string">
            <text:p>UNION TERRITORY - DAMAN &amp; DIU <text:s/>25</text:p>
          </table:table-cell>
          <table:table-cell office:value-type="string">
            <text:p>','</text:p>
          </table:table-cell>
          <table:table-cell office:value-type="string">
            <text:p>Rural</text:p>
          </table:table-cell>
          <table:table-cell office:value-type="string">
            <text:p>','</text:p>
          </table:table-cell>
          <table:table-cell office:value-type="string">
            <text:p>2á069</text:p>
          </table:table-cell>
          <table:table-cell table:formula="of:=SUBSTITUTE([.F64];&quot;á&quot;;&quot;&quot;)" office:value-type="string" office:string-value="2069">
            <text:p>2069</text:p>
          </table:table-cell>
          <table:table-cell office:value-type="string">
            <text:p>','</text:p>
          </table:table-cell>
          <table:table-cell office:value-type="string">
            <text:p>4á468</text:p>
          </table:table-cell>
          <table:table-cell table:formula="of:=SUBSTITUTE([.I64];&quot;á&quot;;&quot;&quot;)" office:value-type="string" office:string-value="4468">
            <text:p>4468</text:p>
          </table:table-cell>
          <table:table-cell office:value-type="string">
            <text:p>','</text:p>
          </table:table-cell>
          <table:table-cell office:value-type="float" office:value="537">
            <text:p>537</text:p>
          </table:table-cell>
          <table:table-cell table:formula="of:=SUBSTITUTE([.L64];&quot;á&quot;;&quot;&quot;)" office:value-type="string" office:string-value="537">
            <text:p>537</text:p>
          </table:table-cell>
          <table:table-cell office:value-type="string">
            <text:p>','</text:p>
          </table:table-cell>
          <table:table-cell office:value-type="string">
            <text:p>15á017</text:p>
          </table:table-cell>
          <table:table-cell table:formula="of:=SUBSTITUTE([.O64];&quot;á&quot;;&quot;&quot;)" office:value-type="string" office:string-value="15017">
            <text:p>15017</text:p>
          </table:table-cell>
          <table:table-cell office:value-type="string">
            <text:p>'),</text:p>
          </table:table-cell>
          <table:table-cell table:formula="of:=CONCATENATE([.A64];[.B64];[.C64];[.D64];[.E64];[.G64];[.H64];[.J64];[.K64];[.M64];[.N64];[.P64];[.Q64])" office:value-type="string" office:string-value="('UNION TERRITORY - DAMAN &amp; DIU  25','Rural','2069','4468','537','15017'),">
            <text:p>('UNION TERRITORY - DAMAN &amp; DIU <text:s/>25','Rural','2069','4468','537','15017'),</text:p>
          </table:table-cell>
        </table:table-row>
        <table:table-row table:style-name="ro1">
          <table:table-cell office:value-type="string">
            <text:p>('</text:p>
          </table:table-cell>
          <table:table-cell office:value-type="string">
            <text:p>UNION TERRITORY - DAMAN &amp; DIU <text:s/>25</text:p>
          </table:table-cell>
          <table:table-cell office:value-type="string">
            <text:p>','</text:p>
          </table:table-cell>
          <table:table-cell office:value-type="string">
            <text:p>Urban</text:p>
          </table:table-cell>
          <table:table-cell office:value-type="string">
            <text:p>','</text:p>
          </table:table-cell>
          <table:table-cell office:value-type="float" office:value="419">
            <text:p>419</text:p>
          </table:table-cell>
          <table:table-cell table:formula="of:=SUBSTITUTE([.F65];&quot;á&quot;;&quot;&quot;)" office:value-type="string" office:string-value="419">
            <text:p>419</text:p>
          </table:table-cell>
          <table:table-cell office:value-type="string">
            <text:p>','</text:p>
          </table:table-cell>
          <table:table-cell office:value-type="string">
            <text:p>7á418</text:p>
          </table:table-cell>
          <table:table-cell table:formula="of:=SUBSTITUTE([.I65];&quot;á&quot;;&quot;&quot;)" office:value-type="string" office:string-value="7418">
            <text:p>7418</text:p>
          </table:table-cell>
          <table:table-cell office:value-type="string">
            <text:p>','</text:p>
          </table:table-cell>
          <table:table-cell office:value-type="float" office:value="179">
            <text:p>179</text:p>
          </table:table-cell>
          <table:table-cell table:formula="of:=SUBSTITUTE([.L65];&quot;á&quot;;&quot;&quot;)" office:value-type="string" office:string-value="179">
            <text:p>179</text:p>
          </table:table-cell>
          <table:table-cell office:value-type="string">
            <text:p>','</text:p>
          </table:table-cell>
          <table:table-cell office:value-type="string">
            <text:p>4á235</text:p>
          </table:table-cell>
          <table:table-cell table:formula="of:=SUBSTITUTE([.O65];&quot;á&quot;;&quot;&quot;)" office:value-type="string" office:string-value="4235">
            <text:p>4235</text:p>
          </table:table-cell>
          <table:table-cell office:value-type="string">
            <text:p>'),</text:p>
          </table:table-cell>
          <table:table-cell table:formula="of:=CONCATENATE([.A65];[.B65];[.C65];[.D65];[.E65];[.G65];[.H65];[.J65];[.K65];[.M65];[.N65];[.P65];[.Q65])" office:value-type="string" office:string-value="('UNION TERRITORY - DAMAN &amp; DIU  25','Urban','419','7418','179','4235'),">
            <text:p>('UNION TERRITORY - DAMAN &amp; DIU <text:s/>25','Urban','419','7418','179','4235'),</text:p>
          </table:table-cell>
        </table:table-row>
        <table:table-row table:style-name="ro2">
          <table:table-cell office:value-type="string">
            <text:p>('</text:p>
          </table:table-cell>
          <table:table-cell office:value-type="string">
            <text:p>UNION TERRITORY - DELHI <text:s/>07</text:p>
          </table:table-cell>
          <table:table-cell office:value-type="string">
            <text:p>','</text:p>
          </table:table-cell>
          <table:table-cell office:value-type="string">
            <text:p>Rural</text:p>
          </table:table-cell>
          <table:table-cell office:value-type="string">
            <text:p>','</text:p>
          </table:table-cell>
          <table:table-cell office:value-type="string">
            <text:p>55á767</text:p>
          </table:table-cell>
          <table:table-cell table:formula="of:=SUBSTITUTE([.F66];&quot;á&quot;;&quot;&quot;)" office:value-type="string" office:string-value="55767">
            <text:p>55767</text:p>
          </table:table-cell>
          <table:table-cell office:value-type="string">
            <text:p>','</text:p>
          </table:table-cell>
          <table:table-cell office:value-type="string">
            <text:p>32á255</text:p>
          </table:table-cell>
          <table:table-cell table:formula="of:=SUBSTITUTE([.I66];&quot;á&quot;;&quot;&quot;)" office:value-type="string" office:string-value="32255">
            <text:p>32255</text:p>
          </table:table-cell>
          <table:table-cell office:value-type="string">
            <text:p>','</text:p>
          </table:table-cell>
          <table:table-cell office:value-type="string">
            <text:p>18á586</text:p>
          </table:table-cell>
          <table:table-cell table:formula="of:=SUBSTITUTE([.L66];&quot;á&quot;;&quot;&quot;)" office:value-type="string" office:string-value="18586">
            <text:p>18586</text:p>
          </table:table-cell>
          <table:table-cell office:value-type="string">
            <text:p>','</text:p>
          </table:table-cell>
          <table:table-cell office:value-type="string">
            <text:p>62á920</text:p>
          </table:table-cell>
          <table:table-cell table:formula="of:=SUBSTITUTE([.O66];&quot;á&quot;;&quot;&quot;)" office:value-type="string" office:string-value="62920">
            <text:p>62920</text:p>
          </table:table-cell>
          <table:table-cell office:value-type="string">
            <text:p>'),</text:p>
          </table:table-cell>
          <table:table-cell table:formula="of:=CONCATENATE([.A66];[.B66];[.C66];[.D66];[.E66];[.G66];[.H66];[.J66];[.K66];[.M66];[.N66];[.P66];[.Q66])" office:value-type="string" office:string-value="('UNION TERRITORY - DELHI  07','Rural','55767','32255','18586','62920'),">
            <text:p>('UNION TERRITORY - DELHI <text:s/>07','Rural','55767','32255','18586','62920'),</text:p>
          </table:table-cell>
        </table:table-row>
        <table:table-row table:style-name="ro1">
          <table:table-cell office:value-type="string">
            <text:p>('</text:p>
          </table:table-cell>
          <table:table-cell office:value-type="string">
            <text:p>UNION TERRITORY - DELHI <text:s/>07</text:p>
          </table:table-cell>
          <table:table-cell office:value-type="string">
            <text:p>','</text:p>
          </table:table-cell>
          <table:table-cell office:value-type="string">
            <text:p>Urban</text:p>
          </table:table-cell>
          <table:table-cell office:value-type="string">
            <text:p>','</text:p>
          </table:table-cell>
          <table:table-cell office:value-type="string">
            <text:p>362á087</text:p>
          </table:table-cell>
          <table:table-cell table:formula="of:=SUBSTITUTE([.F67];&quot;á&quot;;&quot;&quot;)" office:value-type="string" office:string-value="362087">
            <text:p>362087</text:p>
          </table:table-cell>
          <table:table-cell office:value-type="string">
            <text:p>','</text:p>
          </table:table-cell>
          <table:table-cell office:value-type="string">
            <text:p>1á129á239</text:p>
          </table:table-cell>
          <table:table-cell table:formula="of:=SUBSTITUTE([.I67];&quot;á&quot;;&quot;&quot;)" office:value-type="string" office:string-value="1129239">
            <text:p>1129239</text:p>
          </table:table-cell>
          <table:table-cell office:value-type="string">
            <text:p>','</text:p>
          </table:table-cell>
          <table:table-cell office:value-type="string">
            <text:p>393á275</text:p>
          </table:table-cell>
          <table:table-cell table:formula="of:=SUBSTITUTE([.L67];&quot;á&quot;;&quot;&quot;)" office:value-type="string" office:string-value="393275">
            <text:p>393275</text:p>
          </table:table-cell>
          <table:table-cell office:value-type="string">
            <text:p>','</text:p>
          </table:table-cell>
          <table:table-cell office:value-type="string">
            <text:p>500á020</text:p>
          </table:table-cell>
          <table:table-cell table:formula="of:=SUBSTITUTE([.O67];&quot;á&quot;;&quot;&quot;)" office:value-type="string" office:string-value="500020">
            <text:p>500020</text:p>
          </table:table-cell>
          <table:table-cell office:value-type="string">
            <text:p>'),</text:p>
          </table:table-cell>
          <table:table-cell table:formula="of:=CONCATENATE([.A67];[.B67];[.C67];[.D67];[.E67];[.G67];[.H67];[.J67];[.K67];[.M67];[.N67];[.P67];[.Q67])" office:value-type="string" office:string-value="('UNION TERRITORY - DELHI  07','Urban','362087','1129239','393275','500020'),">
            <text:p>('UNION TERRITORY - DELHI <text:s/>07','Urban','362087','1129239','393275','500020'),</text:p>
          </table:table-cell>
        </table:table-row>
        <table:table-row table:style-name="ro2">
          <table:table-cell office:value-type="string">
            <text:p>('</text:p>
          </table:table-cell>
          <table:table-cell office:value-type="string">
            <text:p>UNION TERRITORY - LAKSHADWEEP <text:s/>31</text:p>
          </table:table-cell>
          <table:table-cell office:value-type="string">
            <text:p>','</text:p>
          </table:table-cell>
          <table:table-cell office:value-type="string">
            <text:p>Rural</text:p>
          </table:table-cell>
          <table:table-cell office:value-type="string">
            <text:p>','</text:p>
          </table:table-cell>
          <table:table-cell office:value-type="float" office:value="20">
            <text:p>20</text:p>
          </table:table-cell>
          <table:table-cell table:formula="of:=SUBSTITUTE([.F68];&quot;á&quot;;&quot;&quot;)" office:value-type="string" office:string-value="20">
            <text:p>20</text:p>
          </table:table-cell>
          <table:table-cell office:value-type="string">
            <text:p>','</text:p>
          </table:table-cell>
          <table:table-cell office:value-type="string">
            <text:p>4á881</text:p>
          </table:table-cell>
          <table:table-cell table:formula="of:=SUBSTITUTE([.I68];&quot;á&quot;;&quot;&quot;)" office:value-type="string" office:string-value="4881">
            <text:p>4881</text:p>
          </table:table-cell>
          <table:table-cell office:value-type="string">
            <text:p>','</text:p>
          </table:table-cell>
          <table:table-cell office:value-type="float" office:value="83">
            <text:p>83</text:p>
          </table:table-cell>
          <table:table-cell table:formula="of:=SUBSTITUTE([.L68];&quot;á&quot;;&quot;&quot;)" office:value-type="string" office:string-value="83">
            <text:p>83</text:p>
          </table:table-cell>
          <table:table-cell office:value-type="string">
            <text:p>','</text:p>
          </table:table-cell>
          <table:table-cell office:value-type="float" office:value="367">
            <text:p>367</text:p>
          </table:table-cell>
          <table:table-cell table:formula="of:=SUBSTITUTE([.O68];&quot;á&quot;;&quot;&quot;)" office:value-type="string" office:string-value="367">
            <text:p>367</text:p>
          </table:table-cell>
          <table:table-cell office:value-type="string">
            <text:p>'),</text:p>
          </table:table-cell>
          <table:table-cell table:formula="of:=CONCATENATE([.A68];[.B68];[.C68];[.D68];[.E68];[.G68];[.H68];[.J68];[.K68];[.M68];[.N68];[.P68];[.Q68])" office:value-type="string" office:string-value="('UNION TERRITORY - LAKSHADWEEP  31','Rural','20','4881','83','367'),">
            <text:p>('UNION TERRITORY - LAKSHADWEEP <text:s/>31','Rural','20','4881','83','367'),</text:p>
          </table:table-cell>
        </table:table-row>
        <table:table-row table:style-name="ro1">
          <table:table-cell office:value-type="string">
            <text:p>('</text:p>
          </table:table-cell>
          <table:table-cell office:value-type="string">
            <text:p>UNION TERRITORY - LAKSHADWEEP <text:s/>31</text:p>
          </table:table-cell>
          <table:table-cell office:value-type="string">
            <text:p>','</text:p>
          </table:table-cell>
          <table:table-cell office:value-type="string">
            <text:p>Urban</text:p>
          </table:table-cell>
          <table:table-cell office:value-type="string">
            <text:p>','</text:p>
          </table:table-cell>
          <table:table-cell office:value-type="float" office:value="30">
            <text:p>30</text:p>
          </table:table-cell>
          <table:table-cell table:formula="of:=SUBSTITUTE([.F69];&quot;á&quot;;&quot;&quot;)" office:value-type="string" office:string-value="30">
            <text:p>30</text:p>
          </table:table-cell>
          <table:table-cell office:value-type="string">
            <text:p>','</text:p>
          </table:table-cell>
          <table:table-cell office:value-type="string">
            <text:p>2á729</text:p>
          </table:table-cell>
          <table:table-cell table:formula="of:=SUBSTITUTE([.I69];&quot;á&quot;;&quot;&quot;)" office:value-type="string" office:string-value="2729">
            <text:p>2729</text:p>
          </table:table-cell>
          <table:table-cell office:value-type="string">
            <text:p>','</text:p>
          </table:table-cell>
          <table:table-cell office:value-type="float" office:value="499">
            <text:p>499</text:p>
          </table:table-cell>
          <table:table-cell table:formula="of:=SUBSTITUTE([.L69];&quot;á&quot;;&quot;&quot;)" office:value-type="string" office:string-value="499">
            <text:p>499</text:p>
          </table:table-cell>
          <table:table-cell office:value-type="string">
            <text:p>','</text:p>
          </table:table-cell>
          <table:table-cell office:value-type="float" office:value="631">
            <text:p>631</text:p>
          </table:table-cell>
          <table:table-cell table:formula="of:=SUBSTITUTE([.O69];&quot;á&quot;;&quot;&quot;)" office:value-type="string" office:string-value="631">
            <text:p>631</text:p>
          </table:table-cell>
          <table:table-cell office:value-type="string">
            <text:p>'),</text:p>
          </table:table-cell>
          <table:table-cell table:formula="of:=CONCATENATE([.A69];[.B69];[.C69];[.D69];[.E69];[.G69];[.H69];[.J69];[.K69];[.M69];[.N69];[.P69];[.Q69])" office:value-type="string" office:string-value="('UNION TERRITORY - LAKSHADWEEP  31','Urban','30','2729','499','631'),">
            <text:p>('UNION TERRITORY - LAKSHADWEEP <text:s/>31','Urban','30','2729','499','631'),</text:p>
          </table:table-cell>
        </table:table-row>
        <table:table-row table:style-name="ro2">
          <table:table-cell office:value-type="string">
            <text:p>('</text:p>
          </table:table-cell>
          <table:table-cell office:value-type="string">
            <text:p>UNION TERRITORY - PONDICHERRY <text:s/>34</text:p>
          </table:table-cell>
          <table:table-cell office:value-type="string">
            <text:p>','</text:p>
          </table:table-cell>
          <table:table-cell office:value-type="string">
            <text:p>Rural</text:p>
          </table:table-cell>
          <table:table-cell office:value-type="string">
            <text:p>','</text:p>
          </table:table-cell>
          <table:table-cell office:value-type="float" office:value="708">
            <text:p>708</text:p>
          </table:table-cell>
          <table:table-cell table:formula="of:=SUBSTITUTE([.F70];&quot;á&quot;;&quot;&quot;)" office:value-type="string" office:string-value="708">
            <text:p>708</text:p>
          </table:table-cell>
          <table:table-cell office:value-type="string">
            <text:p>','</text:p>
          </table:table-cell>
          <table:table-cell office:value-type="string">
            <text:p>14á325</text:p>
          </table:table-cell>
          <table:table-cell table:formula="of:=SUBSTITUTE([.I70];&quot;á&quot;;&quot;&quot;)" office:value-type="string" office:string-value="14325">
            <text:p>14325</text:p>
          </table:table-cell>
          <table:table-cell office:value-type="string">
            <text:p>','</text:p>
          </table:table-cell>
          <table:table-cell office:value-type="float" office:value="434">
            <text:p>434</text:p>
          </table:table-cell>
          <table:table-cell table:formula="of:=SUBSTITUTE([.L70];&quot;á&quot;;&quot;&quot;)" office:value-type="string" office:string-value="434">
            <text:p>434</text:p>
          </table:table-cell>
          <table:table-cell office:value-type="string">
            <text:p>','</text:p>
          </table:table-cell>
          <table:table-cell office:value-type="string">
            <text:p>56á732</text:p>
          </table:table-cell>
          <table:table-cell table:formula="of:=SUBSTITUTE([.O70];&quot;á&quot;;&quot;&quot;)" office:value-type="string" office:string-value="56732">
            <text:p>56732</text:p>
          </table:table-cell>
          <table:table-cell office:value-type="string">
            <text:p>'),</text:p>
          </table:table-cell>
          <table:table-cell table:formula="of:=CONCATENATE([.A70];[.B70];[.C70];[.D70];[.E70];[.G70];[.H70];[.J70];[.K70];[.M70];[.N70];[.P70];[.Q70])" office:value-type="string" office:string-value="('UNION TERRITORY - PONDICHERRY  34','Rural','708','14325','434','56732'),">
            <text:p>('UNION TERRITORY - PONDICHERRY <text:s/>34','Rural','708','14325','434','56732'),</text:p>
          </table:table-cell>
        </table:table-row>
        <table:table-row table:style-name="ro1">
          <table:table-cell office:value-type="string">
            <text:p>('</text:p>
          </table:table-cell>
          <table:table-cell office:value-type="string">
            <text:p>UNION TERRITORY - PONDICHERRY <text:s/>34</text:p>
          </table:table-cell>
          <table:table-cell office:value-type="string">
            <text:p>','</text:p>
          </table:table-cell>
          <table:table-cell office:value-type="string">
            <text:p>Urban</text:p>
          </table:table-cell>
          <table:table-cell office:value-type="string">
            <text:p>','</text:p>
          </table:table-cell>
          <table:table-cell office:value-type="string">
            <text:p>2á994</text:p>
          </table:table-cell>
          <table:table-cell table:formula="of:=SUBSTITUTE([.F71];&quot;á&quot;;&quot;&quot;)" office:value-type="string" office:string-value="2994">
            <text:p>2994</text:p>
          </table:table-cell>
          <table:table-cell office:value-type="string">
            <text:p>','</text:p>
          </table:table-cell>
          <table:table-cell office:value-type="string">
            <text:p>81á057</text:p>
          </table:table-cell>
          <table:table-cell table:formula="of:=SUBSTITUTE([.I71];&quot;á&quot;;&quot;&quot;)" office:value-type="string" office:string-value="81057">
            <text:p>81057</text:p>
          </table:table-cell>
          <table:table-cell office:value-type="string">
            <text:p>','</text:p>
          </table:table-cell>
          <table:table-cell office:value-type="string">
            <text:p>4á692</text:p>
          </table:table-cell>
          <table:table-cell table:formula="of:=SUBSTITUTE([.L71];&quot;á&quot;;&quot;&quot;)" office:value-type="string" office:string-value="4692">
            <text:p>4692</text:p>
          </table:table-cell>
          <table:table-cell office:value-type="string">
            <text:p>','</text:p>
          </table:table-cell>
          <table:table-cell office:value-type="string">
            <text:p>47á713</text:p>
          </table:table-cell>
          <table:table-cell table:formula="of:=SUBSTITUTE([.O71];&quot;á&quot;;&quot;&quot;)" office:value-type="string" office:string-value="47713">
            <text:p>47713</text:p>
          </table:table-cell>
          <table:table-cell office:value-type="string">
            <text:p>'),</text:p>
          </table:table-cell>
          <table:table-cell table:formula="of:=CONCATENATE([.A71];[.B71];[.C71];[.D71];[.E71];[.G71];[.H71];[.J71];[.K71];[.M71];[.N71];[.P71];[.Q71])" office:value-type="string" office:string-value="('UNION TERRITORY - PONDICHERRY  34','Urban','2994','81057','4692','47713'),">
            <text:p>('UNION TERRITORY - PONDICHERRY <text:s/>34','Urban','2994','81057','4692','47713'),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3">13/11/2019</text:date>, <text:time>13:41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1-13T13:41:21.81</dc:date>
    <meta:editing-duration>PT18M48S</meta:editing-duration>
    <meta:editing-cycles>1</meta:editing-cycles>
    <meta:generator>OpenOffice/4.0.0$Win32 OpenOffice.org_project/400m3$Build-9702</meta:generator>
    <meta:document-statistic meta:table-count="1" meta:cell-count="1278" meta:object-count="0"/>
  </office:meta>
</office:document-meta>
</file>